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msi Pro Condbold" svg:font-family="'Amsi Pro Condbold', 'Open Sans', Helvetica, Arial, Geneva, sans-serif"/>
    <style:font-face style:name="Amsi Pro Condlight" svg:font-family="'Amsi Pro Condlight', 'Open Sans', Helvetica, Arial, Geneva, sans-serif"/>
    <style:font-face style:name="Droid Sans Mono" svg:font-family="'Droid Sans Mono', monospace, monospace"/>
    <style:font-face style:name="Georgia" svg:font-family="Georgia, 'Times New Roman', Times, serif"/>
    <style:font-face style:name="Lohit Devanagari1" svg:font-family="'Lohit Devanagari'"/>
    <style:font-face style:name="Open Sans1" svg:font-family="'Open Sans', Helvetica, Arial, Geneva, sans-serif"/>
    <style:font-face style:name="Open Sans" svg:font-family="'Open Sans', sans-serif"/>
    <style:font-face style:name="Open sans" svg:font-family="'Open sans', Helvetica, Arial, sans-serif"/>
    <style:font-face style:name="inherit" svg:font-family="inherit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fo:font-variant="normal" fo:text-transform="none" fo:color="#000000" style:font-name="Open Sans1" fo:font-size="10.5pt" fo:letter-spacing="normal" fo:font-style="normal" fo:font-weight="normal" officeooo:paragraph-rsid="001a04d0" fo:background-color="transparent" style:font-weight-asian="normal" style:font-weight-complex="normal"/>
    </style:style>
    <style:style style:name="P2" style:family="paragraph" style:parent-style-name="Standard">
      <style:paragraph-properties style:line-height-at-least="0.2398in"/>
      <style:text-properties fo:color="#000000" style:font-name="Droid Sans Mono" fo:font-size="12.75pt" fo:font-weight="normal" fo:background-color="transparent"/>
    </style:style>
    <style:style style:name="P3" style:family="paragraph" style:parent-style-name="Standard">
      <style:paragraph-properties style:line-height-at-least="0.2398in"/>
      <style:text-properties fo:color="#000000" style:font-name="Droid Sans Mono" fo:font-size="12.75pt" fo:font-weight="bold" fo:background-color="transparent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000000" style:font-name="Droid Sans Mono" fo:font-size="12.75pt" fo:font-weight="bold" officeooo:rsid="001c2a35" officeooo:paragraph-rsid="001a04d0" fo:background-color="transparent" style:font-weight-asian="bold" style:font-weight-complex="bold"/>
    </style:style>
    <style:style style:name="P5" style:family="paragraph" style:parent-style-name="Standard">
      <style:paragraph-properties style:line-height-at-least="0.2398in"/>
      <style:text-properties fo:color="#000000" style:font-name="Droid Sans Mono" fo:font-size="12.75pt" fo:font-weight="bold" fo:background-color="transparent"/>
    </style:style>
    <style:style style:name="P6" style:family="paragraph" style:parent-style-name="Standard">
      <style:paragraph-properties style:line-height-at-least="0.2398in"/>
      <style:text-properties fo:color="#000000" fo:background-color="transparent"/>
    </style:style>
    <style:style style:name="P7" style:family="paragraph" style:parent-style-name="Standard">
      <style:paragraph-properties style:line-height-at-least="0.2398in"/>
      <style:text-properties fo:color="#000000" fo:font-weight="bold" fo:background-color="transparent" style:font-weight-asian="bold" style:font-weight-complex="bold"/>
    </style:style>
    <style:style style:name="P8" style:family="paragraph" style:parent-style-name="Standard">
      <style:paragraph-properties fo:margin-top="0in" fo:margin-bottom="0.1965in" loext:contextual-spacing="false" style:line-height-at-least="0.2398in"/>
      <style:text-properties fo:color="#000000" style:font-name="Droid Sans Mono" fo:font-size="12.75pt" fo:font-weight="normal" fo:background-color="transparent"/>
    </style:style>
    <style:style style:name="P9" style:family="paragraph" style:parent-style-name="Standard">
      <style:paragraph-properties fo:margin-top="0in" fo:margin-bottom="0.1965in" loext:contextual-spacing="false" style:line-height-at-least="0.2398in"/>
      <style:text-properties fo:color="#000000" fo:background-color="transparent"/>
    </style:style>
    <style:style style:name="P10" style:family="paragraph" style:parent-style-name="Text_20_body">
      <style:text-properties officeooo:rsid="001c2a35" officeooo:paragraph-rsid="001a04d0"/>
    </style:style>
    <style:style style:name="P11" style:family="paragraph" style:parent-style-name="Text_20_body">
      <style:text-properties officeooo:rsid="001c2a35" officeooo:paragraph-rsid="001e8a73"/>
    </style:style>
    <style:style style:name="P12" style:family="paragraph" style:parent-style-name="Text_20_body">
      <style:text-properties officeooo:rsid="001c2a35" officeooo:paragraph-rsid="001ff16a"/>
    </style:style>
    <style:style style:name="P13" style:family="paragraph" style:parent-style-name="Text_20_body">
      <style:text-properties fo:font-size="13pt" fo:font-weight="bold" officeooo:rsid="001c2a35" officeooo:paragraph-rsid="001a04d0" style:font-size-asian="13pt" style:font-weight-asian="bold" style:font-size-complex="13pt" style:font-weight-complex="bold"/>
    </style:style>
    <style:style style:name="P14" style:family="paragraph" style:parent-style-name="Text_20_body">
      <style:paragraph-properties fo:text-align="center" style:justify-single-word="false"/>
      <style:text-properties fo:color="#000000" officeooo:rsid="001c2a35" officeooo:paragraph-rsid="001a04d0" fo:background-color="transparent"/>
    </style:style>
    <style:style style:name="P15" style:family="paragraph" style:parent-style-name="Text_20_body">
      <style:paragraph-properties fo:text-align="center" style:justify-single-word="false"/>
      <style:text-properties fo:color="#000000" officeooo:rsid="00206072" officeooo:paragraph-rsid="00206072" fo:background-color="transparent"/>
    </style:style>
    <style:style style:name="P16" style:family="paragraph" style:parent-style-name="Text_20_body" style:master-page-name="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style:page-number="auto" fo:background-color="transparent"/>
      <style:text-properties officeooo:rsid="001c2a35" officeooo:paragraph-rsid="001a04d0"/>
    </style:style>
    <style:style style:name="P17" style:family="paragraph" style:parent-style-name="Text_20_body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1c2a35" officeooo:paragraph-rsid="001a04d0"/>
    </style:style>
    <style:style style:name="P18" style:family="paragraph" style:parent-style-name="Text_20_body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officeooo:rsid="001c2a35" officeooo:paragraph-rsid="001d1bb2"/>
    </style:style>
    <style:style style:name="P19" style:family="paragraph" style:parent-style-name="Text_20_body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3pt" fo:font-weight="bold" officeooo:rsid="001c2a35" officeooo:paragraph-rsid="001a04d0" style:font-size-asian="13pt" style:font-weight-asian="bold" style:font-size-complex="13pt" style:font-weight-complex="bold"/>
    </style:style>
    <style:style style:name="P20" style:family="paragraph" style:parent-style-name="Text_20_body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size="14pt" fo:font-weight="bold" officeooo:rsid="001c2a35" officeooo:paragraph-rsid="001a04d0" style:font-size-asian="14pt" style:font-weight-asian="bold" style:font-size-complex="14pt" style:font-weight-complex="bold"/>
    </style:style>
    <style:style style:name="P21" style:family="paragraph" style:parent-style-name="Text_20_body">
      <loext:graphic-properties draw:fill="none"/>
      <style:paragraph-properties fo:margin-left="0in" fo:margin-right="-0.25in" fo:margin-top="0in" fo:margin-bottom="0.0972in" loext:contextual-spacing="false" fo:line-height="115%" fo:text-align="justify" style:justify-single-word="false" fo:text-indent="0in" style:auto-text-indent="false" fo:background-color="transparent"/>
      <style:text-properties fo:font-weight="bold" officeooo:rsid="001c2a35" officeooo:paragraph-rsid="001a04d0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9b9b9b"/>
    </style:style>
    <style:style style:name="T6" style:family="text">
      <style:text-properties fo:color="#d69d85"/>
    </style:style>
    <style:style style:name="T7" style:family="text">
      <style:text-properties fo:color="#569cd6"/>
    </style:style>
    <style:style style:name="T8" style:family="text">
      <style:text-properties fo:color="#c8c8c8"/>
    </style:style>
    <style:style style:name="T9" style:family="text">
      <style:text-properties fo:color="#4ec9b0"/>
    </style:style>
    <style:style style:name="T10" style:family="text">
      <style:text-properties fo:color="#dadada"/>
    </style:style>
    <style:style style:name="T11" style:family="text">
      <style:text-properties fo:color="#b4b4b4"/>
    </style:style>
    <style:style style:name="T12" style:family="text">
      <style:text-properties fo:color="#b5cea8"/>
    </style:style>
    <style:style style:name="T13" style:family="text">
      <style:text-properties fo:color="#7f7f7f"/>
    </style:style>
    <style:style style:name="T14" style:family="text">
      <style:text-properties fo:color="#57a64a"/>
    </style:style>
    <style:style style:name="T15" style:family="text">
      <style:text-properties fo:color="#bd63c5"/>
    </style:style>
    <style:style style:name="T16" style:family="text">
      <style:text-properties style:font-name="Droid Sans Mono" fo:font-size="12.75pt" fo:font-weight="bold" style:font-weight-asian="bold" style:font-weight-complex="bold"/>
    </style:style>
    <style:style style:name="T17" style:family="text">
      <style:text-properties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043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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-0.050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0433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">
        <style:list-level-properties text:space-before="-0.196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number text:level="1" text:style-name="Numbering_20_Symbols" style:num-suffix="." style:num-format="1">
        <style:list-level-properties text:space-before="-0.0508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14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">
        <style:list-level-properties text:space-before="-0.0508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">
        <style:list-level-properties text:space-before="0.145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">
        <style:list-level-properties text:space-before="0.145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1457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0">
      <text:list-level-style-bullet text:level="1" text:style-name="Bullet_20_Symbols" style:num-suffix="." text:bullet-char="">
        <style:list-level-properties text:space-before="0.145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1">
      <text:list-level-style-bullet text:level="1" text:style-name="Bullet_20_Symbols" style:num-suffix="." text:bullet-char="">
        <style:list-level-properties text:space-before="0.145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2">
      <text:list-level-style-bullet text:level="1" text:style-name="Bullet_20_Symbols" style:num-suffix="." text:bullet-char="">
        <style:list-level-properties text:space-before="0.1457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3">
      <text:list-level-style-bullet text:level="1" text:style-name="Bullet_20_Symbols" style:num-suffix="." text:bullet-char="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/>
      <text:p text:style-name="P4">---------------------------------------------------------------------------------------------------------------------</text:p>
      <text:p text:style-name="P3">//ARRAYLIST IMPLEMENTATION</text:p>
      <text:p text:style-name="P8"><text:line-break/></text:p>
      <text:p text:style-name="P2">#include&lt;iostream&gt;</text:p>
      <text:p text:style-name="P2">using namespace std;</text:p>
      <text:p text:style-name="P2">class ArrayList {</text:p>
      <text:p text:style-name="P2">private:</text:p>
      <text:p text:style-name="P2">int SIZE;</text:p>
      <text:p text:style-name="P2">int length;</text:p>
      <text:p text:style-name="P2">int pos;</text:p>
      <text:p text:style-name="P2">int * Array;</text:p>
      <text:p text:style-name="P2">int * curr;</text:p>
      <text:p text:style-name="P2">public:</text:p>
      <text:p text:style-name="P2">ArrayList() {</text:p>
      <text:p text:style-name="P2">SIZE=10;</text:p>
      <text:p text:style-name="P2">Array= new int[SIZE];</text:p>
      <text:p text:style-name="P2">length=0;</text:p>
      <text:p text:style-name="P2">pos=0;</text:p>
      <text:p text:style-name="P2">curr= Array;</text:p>
      <text:p text:style-name="P2">}</text:p>
      <text:p text:style-name="P2">~ArrayList() {</text:p>
      <text:p text:style-name="P2">delete []Array;</text:p>
      <text:p text:style-name="P2">delete curr;</text:p>
      <text:p text:style-name="P2">}</text:p>
      <text:p text:style-name="P2">void printArray() {</text:p>
      <text:p text:style-name="P2">if(length&gt;0) {</text:p>
      <text:p text:style-name="P2">head();</text:p>
      <text:p text:style-name="P2">for(int x=0; x&lt;length; x++)</text:p>
      <text:p text:style-name="P2">cout&lt;&lt;*curr++&lt;&lt;"\t";</text:p>
      <text:p text:style-name="P2">} else cout&lt;&lt;"Array is Empty"&lt;&lt;endl;</text:p>
      <text:p text:style-name="P2">}</text:p>
      <text:p text:style-name="P2">void InsertElement(int val) {</text:p>
      <text:p text:style-name="P2">if(!IsFull()) {</text:p>
      <text:p text:style-name="P2">head();</text:p>
      <text:p text:style-name="P2">curr= curr +length;</text:p>
      <text:p text:style-name="P2">*curr= val;</text:p>
      <text:p text:style-name="P2">length++;</text:p>
      <text:p text:style-name="P2">} else {</text:p>
      <text:p text:style-name="P2"><text:soft-page-break/>cout&lt;&lt;"Array is Full"&lt;&lt;endl;</text:p>
      <text:p text:style-name="P2">}</text:p>
      <text:p text:style-name="P2">}</text:p>
      <text:p text:style-name="P2">void InsertAtPos(int val, int pos) {</text:p>
      <text:p text:style-name="P2">if (!IsFull())</text:p>
      <text:p text:style-name="P2">if (pos&lt;=length&amp;&amp;pos&gt;0) {</text:p>
      <text:p text:style-name="P2">tail();</text:p>
      <text:p text:style-name="P2">for (int i=length; i&gt;=pos; i-- ) {</text:p>
      <text:p text:style-name="P2">*(curr+1)= *curr;</text:p>
      <text:p text:style-name="P2">back(); //curr= curr-1;</text:p>
      <text:p text:style-name="P2">}</text:p>
      <text:p text:style-name="P2">next();//curr= curr+1;</text:p>
      <text:p text:style-name="P2">*(curr)= val;</text:p>
      <text:p text:style-name="P2">length++;</text:p>
      <text:p text:style-name="P2">} else if (pos&gt;length &amp;&amp; pos&lt;=SIZE) {</text:p>
      <text:p text:style-name="P2">head();</text:p>
      <text:p text:style-name="P2">curr= curr+pos-1;</text:p>
      <text:p text:style-name="P2">*curr= val;</text:p>
      <text:p text:style-name="P2">length++;</text:p>
      <text:p text:style-name="P2">} else</text:p>
      <text:p text:style-name="P2">cout&lt;&lt;"Invalid Position"&lt;&lt;endl;</text:p>
      <text:p text:style-name="P2">}</text:p>
      <text:p text:style-name="P2">void reverseArray() {</text:p>
      <text:p text:style-name="P2">int *p1, *pn, temp;</text:p>
      <text:p text:style-name="P2">p1= Array;</text:p>
      <text:p text:style-name="P2">pn= Array+length-1;</text:p>
      <text:p text:style-name="P2">int val= length/2;</text:p>
      <text:p text:style-name="P2">for (int i=0; i&lt;val; i++) {</text:p>
      <text:p text:style-name="P2">temp= *p1;</text:p>
      <text:p text:style-name="P2">*p1= *pn;</text:p>
      <text:p text:style-name="P2">*pn= temp;</text:p>
      <text:p text:style-name="P2">p1++;</text:p>
      <text:p text:style-name="P2">pn--;</text:p>
      <text:p text:style-name="P2">}</text:p>
      <text:p text:style-name="P2">}</text:p>
      <text:p text:style-name="P2">void deleteElement(int n) {</text:p>
      <text:p text:style-name="P2">if (!IsEmpty()) {</text:p>
      <text:p text:style-name="P2">int *ptr= Array;</text:p>
      <text:p text:style-name="P2">for (int x=0; x&lt;length; x++) {</text:p>
      <text:p text:style-name="P2">if(*ptr==n) {</text:p>
      <text:p text:style-name="P2">int *ptr2= ptr;</text:p>
      <text:p text:style-name="P2">for (int j=x; j&lt;length; j++) {</text:p>
      <text:p text:style-name="P2"><text:soft-page-break/>ptr2++;</text:p>
      <text:p text:style-name="P2">*ptr= *ptr2;</text:p>
      <text:p text:style-name="P2">ptr++;</text:p>
      <text:p text:style-name="P2">}</text:p>
      <text:p text:style-name="P2">length--;</text:p>
      <text:p text:style-name="P2">break;</text:p>
      <text:p text:style-name="P2">}</text:p>
      <text:p text:style-name="P2">ptr++;</text:p>
      <text:p text:style-name="P2">}</text:p>
      <text:p text:style-name="P2">} else cout&lt;&lt;"Array is Empty, Delete operation failed"&lt;&lt;endl;</text:p>
      <text:p text:style-name="P2">}</text:p>
      <text:p text:style-name="P2">void deleteElementAtPos(int pos) {</text:p>
      <text:p text:style-name="P2">if (!IsEmpty()) {</text:p>
      <text:p text:style-name="P2">if (pos&lt;=SIZE &amp;&amp; pos&gt;0){</text:p>
      <text:p text:style-name="P2">head(); //curr= &amp;Array[0]</text:p>
      <text:p text:style-name="P2">curr = curr+pos-1;</text:p>
      <text:p text:style-name="P2">for (int x=0; x&lt;=length-pos; x++){</text:p>
      <text:p text:style-name="P2">*(curr)= *(curr+1);</text:p>
      <text:p text:style-name="P2">next(); //curr= curr+1;</text:p>
      <text:p text:style-name="P2">}</text:p>
      <text:p text:style-name="P2">length--;</text:p>
      <text:p text:style-name="P2">}</text:p>
      <text:p text:style-name="P2">} else cout&lt;&lt;"Array is Empty, Delete operation failed"&lt;&lt;endl;</text:p>
      <text:p text:style-name="P2">}</text:p>
      <text:p text:style-name="P2">bool IsFull() {</text:p>
      <text:p text:style-name="P2">if (length==SIZE)</text:p>
      <text:p text:style-name="P2">return true;</text:p>
      <text:p text:style-name="P2">else return false;</text:p>
      <text:p text:style-name="P2">}</text:p>
      <text:p text:style-name="P2">bool IsEmpty() {</text:p>
      <text:p text:style-name="P2">if (length==0)</text:p>
      <text:p text:style-name="P2">return true;</text:p>
      <text:p text:style-name="P2">else return false;</text:p>
      <text:p text:style-name="P2">}</text:p>
      <text:p text:style-name="P2">void head() {</text:p>
      <text:p text:style-name="P2">curr= Array;</text:p>
      <text:p text:style-name="P2">}</text:p>
      <text:p text:style-name="P2">void tail() {</text:p>
      <text:p text:style-name="P2">curr= Array+length-1;</text:p>
      <text:p text:style-name="P2">}</text:p>
      <text:p text:style-name="P6"/>
      <text:p text:style-name="P2">void back() {</text:p>
      <text:p text:style-name="P2"><text:soft-page-break/>curr= curr-1;</text:p>
      <text:p text:style-name="P2">}</text:p>
      <text:p text:style-name="P2">void next() {</text:p>
      <text:p text:style-name="P2">curr= curr+1;</text:p>
      <text:p text:style-name="P2">}</text:p>
      <text:p text:style-name="P2">int Length() {</text:p>
      <text:p text:style-name="P2">return length;</text:p>
      <text:p text:style-name="P2">}</text:p>
      <text:p text:style-name="P2">void emptylist() {</text:p>
      <text:p text:style-name="P2">head();</text:p>
      <text:p text:style-name="P2">for (int x=0; x&lt;SIZE; x++) {</text:p>
      <text:p text:style-name="P2">*curr++=0;</text:p>
      <text:p text:style-name="P2">}</text:p>
      <text:p text:style-name="P2">}</text:p>
      <text:p text:style-name="P2">void sortArray() {</text:p>
      <text:p text:style-name="P2">int *p1;</text:p>
      <text:p text:style-name="P2">int *p2, *temp;</text:p>
      <text:p text:style-name="P2">//sorting - ASCENDING ORDER</text:p>
      <text:p text:style-name="P2">for(int i=0; i&lt;SIZE; i++) {</text:p>
      <text:p text:style-name="P2">p1 = Array+i; </text:p>
      <text:p text:style-name="P2">for(int j=i+1; j&lt;SIZE; j++) {</text:p>
      <text:p text:style-name="P2">p2 = Array+j;</text:p>
      <text:p text:style-name="P2">if(*p1&gt;*p2) {</text:p>
      <text:p text:style-name="P2">*temp =*p1;</text:p>
      <text:p text:style-name="P2">*p1=*p2;</text:p>
      <text:p text:style-name="P2">*p2=*temp;</text:p>
      <text:p text:style-name="P2">}</text:p>
      <text:p text:style-name="P2">}</text:p>
      <text:p text:style-name="P2">}</text:p>
      <text:p text:style-name="P6"/>
      <text:p text:style-name="P2">}</text:p>
      <text:p text:style-name="P2">// void reverseArray() {</text:p>
      <text:p text:style-name="P2">// if(length&gt;0) {</text:p>
      <text:p text:style-name="P2">//</text:p>
      <text:p text:style-name="P2">// int * temp= Array+length-1;</text:p>
      <text:p text:style-name="P2">// int * tempA= new int [length-1];</text:p>
      <text:p text:style-name="P2">// int *ptr= tempA;</text:p>
      <text:p text:style-name="P2">//</text:p>
      <text:p text:style-name="P2">// for(int x=0; x&lt;length; x++) {</text:p>
      <text:p text:style-name="P2">// *ptr= *temp;</text:p>
      <text:p text:style-name="P2">// ptr++;</text:p>
      <text:p text:style-name="P2">// temp--;</text:p>
      <text:p text:style-name="P2"><text:soft-page-break/>// }</text:p>
      <text:p text:style-name="P2">// ptr = tempA;</text:p>
      <text:p text:style-name="P2">// temp= Array;</text:p>
      <text:p text:style-name="P2">// for(int x=0; x&lt;length; x++) {</text:p>
      <text:p text:style-name="P2">// *temp= *ptr;</text:p>
      <text:p text:style-name="P2">// ptr++;</text:p>
      <text:p text:style-name="P2">// temp++;</text:p>
      <text:p text:style-name="P2">// }</text:p>
      <text:p text:style-name="P2">// }</text:p>
      <text:p text:style-name="P2">// }</text:p>
      <text:p text:style-name="P2">};</text:p>
      <text:p text:style-name="P6"/>
      <text:p text:style-name="P2">int main () {</text:p>
      <text:p text:style-name="P2">ArrayList *obj= new ArrayList();</text:p>
      <text:p text:style-name="P2">obj-&gt;emptylist();</text:p>
      <text:p text:style-name="P2">obj-&gt;InsertElement(1);</text:p>
      <text:p text:style-name="P2">obj-&gt;InsertElement(2);</text:p>
      <text:p text:style-name="P2">obj-&gt;InsertElement(3);</text:p>
      <text:p text:style-name="P2">obj-&gt;InsertElement(4);</text:p>
      <text:p text:style-name="P2">obj-&gt;printArray();cout&lt;&lt;endl;</text:p>
      <text:p text:style-name="P2">obj-&gt;InsertAtPos(99,2);</text:p>
      <text:p text:style-name="P2">obj-&gt;printArray();cout&lt;&lt;endl;</text:p>
      <text:p text:style-name="P2">obj-&gt;deleteElementAtPos(2);</text:p>
      <text:p text:style-name="P2">obj-&gt;reverseArray();</text:p>
      <text:p text:style-name="P6"/>
      <text:p text:style-name="P2">obj-&gt;printArray();cout&lt;&lt;endl;</text:p>
      <text:p text:style-name="P2">// obj-&gt;InsertElement(1);</text:p>
      <text:p text:style-name="P2">// obj-&gt;InsertElement(2);</text:p>
      <text:p text:style-name="P2">// obj-&gt;InsertElement(3);</text:p>
      <text:p text:style-name="P2">// obj-&gt;InsertElement(4);</text:p>
      <text:p text:style-name="P2">// obj-&gt;InsertElement(5);</text:p>
      <text:p text:style-name="P2">// obj-&gt;InsertElement(6);</text:p>
      <text:p text:style-name="P2">// obj-&gt;InsertElement(7);</text:p>
      <text:p text:style-name="P2">// obj-&gt;InsertAtPos(23,1);</text:p>
      <text:p text:style-name="P2">// obj-&gt;InsertElement(8);</text:p>
      <text:p text:style-name="P2">// obj-&gt;InsertElement(9);</text:p>
      <text:p text:style-name="P2">// obj-&gt;InsertElement(10);</text:p>
      <text:p text:style-name="P2">// obj-&gt;InsertElement(11);</text:p>
      <text:p text:style-name="P2">// obj-&gt;InsertElement(12);</text:p>
      <text:p text:style-name="P2">// obj-&gt;InsertElement(13);</text:p>
      <text:p text:style-name="P2">//obj-&gt;printArray();</text:p>
      <text:p text:style-name="P2">// obj-&gt;deleteElement(1);</text:p>
      <text:p text:style-name="P2"><text:soft-page-break/>// obj-&gt;deleteElement(2);</text:p>
      <text:p text:style-name="P2">cout&lt;&lt;endl;</text:p>
      <text:p text:style-name="P6"/>
      <text:p text:style-name="P2">//obj-&gt;deleteElementAtPos(4);</text:p>
      <text:p text:style-name="P2">cout&lt;&lt;endl;</text:p>
      <text:p text:style-name="P2">//obj-&gt;emptylist();</text:p>
      <text:p text:style-name="P2">// obj-&gt;reverseArrayAdvanced();</text:p>
      <text:p text:style-name="P2">cout&lt;&lt;endl;</text:p>
      <text:p text:style-name="P2">return 0;</text:p>
      <text:p text:style-name="P2">}</text:p>
      <text:p text:style-name="P6"><text:span text:style-name="T16">------------------------------------------------------------------------------------------------------------------</text:span></text:p>
      <text:p text:style-name="P7"/>
      <text:p text:style-name="P5"><text:span text:style-name="T17">//Single Linklist implementation</text:span></text:p>
      <text:p text:style-name="P2">#include&lt;iostream&gt;</text:p>
      <text:p text:style-name="P2">using namespace std;</text:p>
      <text:p text:style-name="P2">class node {</text:p>
      <text:p text:style-name="P2">public:</text:p>
      <text:p text:style-name="P2">int data;</text:p>
      <text:p text:style-name="P2">node *next;</text:p>
      <text:p text:style-name="P2">};</text:p>
      <text:p text:style-name="P6"/>
      <text:p text:style-name="P2">node *head= new node();</text:p>
      <text:p text:style-name="P2">node *curr= new node();</text:p>
      <text:p text:style-name="P2">int length=0;</text:p>
      <text:p text:style-name="P2">void GoToHead() { // set curr pointer to head node;</text:p>
      <text:p text:style-name="P2">curr= head;</text:p>
      <text:p text:style-name="P2">}</text:p>
      <text:p text:style-name="P6"/>
      <text:p text:style-name="P2">void insertNodeAtEnd(int val) { // This function will insert new node at the end.</text:p>
      <text:p text:style-name="P2">GoToHead();</text:p>
      <text:p text:style-name="P2">node *t= new node();</text:p>
      <text:p text:style-name="P2">while(curr-&gt;next!=NULL)</text:p>
      <text:p text:style-name="P2">curr= curr-&gt;next;</text:p>
      <text:p text:style-name="P2">t-&gt;data= val;</text:p>
      <text:p text:style-name="P2">t-&gt;next= NULL;</text:p>
      <text:p text:style-name="P2">curr-&gt;next= t;</text:p>
      <text:p text:style-name="P2">length++;</text:p>
      <text:p text:style-name="P2">}</text:p>
      <text:p text:style-name="P2">void AddNodeBeforeHead( int val) { // This function will insert new node as a head.</text:p>
      <text:p text:style-name="P2">GoToHead();</text:p>
      <text:p text:style-name="P2"><text:soft-page-break/>node *t= new node();</text:p>
      <text:p text:style-name="P2">t-&gt;data= val;</text:p>
      <text:p text:style-name="P2">t-&gt;next= curr;</text:p>
      <text:p text:style-name="P2">head= t;</text:p>
      <text:p text:style-name="P2">length++;</text:p>
      <text:p text:style-name="P2">}</text:p>
      <text:p text:style-name="P2">void InsertAfterSpecificKey(int val, int key ) {</text:p>
      <text:p text:style-name="P2">node *t= new node();</text:p>
      <text:p text:style-name="P2">GoToHead();</text:p>
      <text:p text:style-name="P2">while (curr!=NULL) {</text:p>
      <text:p text:style-name="P2">if (curr-&gt;data==key) {</text:p>
      <text:p text:style-name="P2">t-&gt;data= val;</text:p>
      <text:p text:style-name="P2">t-&gt;next= NULL;</text:p>
      <text:p text:style-name="P2">t-&gt;next= curr-&gt;next;</text:p>
      <text:p text:style-name="P2">curr-&gt;next= t;</text:p>
      <text:p text:style-name="P2">length++;</text:p>
      <text:p text:style-name="P2">break;</text:p>
      <text:p text:style-name="P2">}</text:p>
      <text:p text:style-name="P2">curr= curr-&gt;next;</text:p>
      <text:p text:style-name="P2">}</text:p>
      <text:p text:style-name="P2">}</text:p>
      <text:p text:style-name="P2">void InsertBeforeSpecificKey(int val, int key ) {</text:p>
      <text:p text:style-name="P2">node *ptr=NULL;</text:p>
      <text:p text:style-name="P2">GoToHead();</text:p>
      <text:p text:style-name="P2">while (curr!=NULL) {</text:p>
      <text:p text:style-name="P2">if (curr-&gt;data==key) {</text:p>
      <text:p text:style-name="P2">node *t= new node();</text:p>
      <text:p text:style-name="P2">t-&gt;data= val;</text:p>
      <text:p text:style-name="P2">t-&gt;next= NULL;</text:p>
      <text:p text:style-name="P2">t-&gt;next= curr;</text:p>
      <text:p text:style-name="P2">ptr-&gt;next= t;</text:p>
      <text:p text:style-name="P2">length++;</text:p>
      <text:p text:style-name="P2">break;</text:p>
      <text:p text:style-name="P2">}</text:p>
      <text:p text:style-name="P2">ptr= curr;</text:p>
      <text:p text:style-name="P2">curr= curr-&gt;next;</text:p>
      <text:p text:style-name="P2">}</text:p>
      <text:p text:style-name="P2">}</text:p>
      <text:p text:style-name="P2">void printLinklist() {</text:p>
      <text:p text:style-name="P2">GoToHead();</text:p>
      <text:p text:style-name="P2">while(curr!=NULL) {</text:p>
      <text:p text:style-name="P2">cout&lt;&lt;curr-&gt;data&lt;&lt;"\t";</text:p>
      <text:p text:style-name="P2"><text:soft-page-break/>curr= curr-&gt;next;</text:p>
      <text:p text:style-name="P2">}</text:p>
      <text:p text:style-name="P2">}</text:p>
      <text:p text:style-name="P6"/>
      <text:p text:style-name="P2">void DeleteNodeUsingKey(int key) {</text:p>
      <text:p text:style-name="P2">GoToHead();</text:p>
      <text:p text:style-name="P2">node *prenode= new node();</text:p>
      <text:p text:style-name="P2">if(curr-&gt;data== key) {</text:p>
      <text:p text:style-name="P2">head= curr-&gt;next;</text:p>
      <text:p text:style-name="P2">delete curr;</text:p>
      <text:p text:style-name="P2">length--;</text:p>
      <text:p text:style-name="P2">return;</text:p>
      <text:p text:style-name="P2">} else</text:p>
      <text:p text:style-name="P2">while(curr!=NULL) {</text:p>
      <text:p text:style-name="P2">if(curr-&gt;data==key) {</text:p>
      <text:p text:style-name="P2">prenode-&gt;next= curr-&gt;next;</text:p>
      <text:p text:style-name="P2">delete curr;</text:p>
      <text:p text:style-name="P2">length--;</text:p>
      <text:p text:style-name="P2">break;</text:p>
      <text:p text:style-name="P2">}</text:p>
      <text:p text:style-name="P2">prenode= curr;</text:p>
      <text:p text:style-name="P2">curr=curr-&gt;next;</text:p>
      <text:p text:style-name="P2">}</text:p>
      <text:p text:style-name="P6"/>
      <text:p text:style-name="P2">}</text:p>
      <text:p text:style-name="P2">void DeleteNodeUsingPos(int pos) {</text:p>
      <text:p text:style-name="P2">GoToHead();</text:p>
      <text:p text:style-name="P2">node *prenode= new node();</text:p>
      <text:p text:style-name="P2">if(pos&gt;length) {</text:p>
      <text:p text:style-name="P2">cout&lt;&lt;"This Position dosenot exist"&lt;&lt;endl;</text:p>
      <text:p text:style-name="P2">return;</text:p>
      <text:p text:style-name="P2">} else if (pos==1 ) { // if we want to delet head node</text:p>
      <text:p text:style-name="P2">prenode= curr;</text:p>
      <text:p text:style-name="P2">head= curr-&gt;next;</text:p>
      <text:p text:style-name="P2">delete prenode;</text:p>
      <text:p text:style-name="P2">length--;</text:p>
      <text:p text:style-name="P2">} else {</text:p>
      <text:p text:style-name="P2">for (int x=1; x&lt;pos; x++) {</text:p>
      <text:p text:style-name="P2">prenode= curr;</text:p>
      <text:p text:style-name="P2">curr= curr-&gt;next;</text:p>
      <text:p text:style-name="P2">}</text:p>
      <text:p text:style-name="P2">prenode-&gt;next= curr-&gt;next;</text:p>
      <text:p text:style-name="P2"><text:soft-page-break/>delete curr;</text:p>
      <text:p text:style-name="P2">length--;</text:p>
      <text:p text:style-name="P6"/>
      <text:p text:style-name="P2">}</text:p>
      <text:p text:style-name="P2">}</text:p>
      <text:p text:style-name="P6"/>
      <text:p text:style-name="P2">void InsertNodeUsingKey(int val, int key, bool isBefore) {</text:p>
      <text:p text:style-name="P2">if (isBefore)</text:p>
      <text:p text:style-name="P2">InsertBeforeSpecificKey( val, key);</text:p>
      <text:p text:style-name="P2">else</text:p>
      <text:p text:style-name="P2">InsertAfterSpecificKey( val, key);</text:p>
      <text:p text:style-name="P6"/>
      <text:p text:style-name="P2">}</text:p>
      <text:p text:style-name="P2">void InsertNodeUsingPos(int val, int pos, bool isBefore) {</text:p>
      <text:p text:style-name="P2">GoToHead();</text:p>
      <text:p text:style-name="P2">if(pos&gt;length) {</text:p>
      <text:p text:style-name="P2">cout&lt;&lt;"This Position dosenot exist"&lt;&lt;endl;</text:p>
      <text:p text:style-name="P2">return;</text:p>
      <text:p text:style-name="P2">} else if (pos==1 &amp;&amp; isBefore ) { // if we want to insert before head</text:p>
      <text:p text:style-name="P2">AddNodeBeforeHead(val);</text:p>
      <text:p text:style-name="P2">} else {</text:p>
      <text:p text:style-name="P2">node *prenode= new node();</text:p>
      <text:p text:style-name="P2">for (int x=1; x&lt;pos; x++) {</text:p>
      <text:p text:style-name="P2">prenode= curr;</text:p>
      <text:p text:style-name="P2">curr= curr-&gt;next;</text:p>
      <text:p text:style-name="P2">}</text:p>
      <text:p text:style-name="P2">if (isBefore) {</text:p>
      <text:p text:style-name="P2">node *t= new node();</text:p>
      <text:p text:style-name="P2">t-&gt;data= val;</text:p>
      <text:p text:style-name="P2">t-&gt;next= NULL;</text:p>
      <text:p text:style-name="P2">t-&gt;next= curr;</text:p>
      <text:p text:style-name="P2">prenode-&gt;next= t;</text:p>
      <text:p text:style-name="P6"/>
      <text:p text:style-name="P2">} else {</text:p>
      <text:p text:style-name="P2">node *t= new node();</text:p>
      <text:p text:style-name="P2">t-&gt;data= val;</text:p>
      <text:p text:style-name="P2">t-&gt;next= NULL;</text:p>
      <text:p text:style-name="P2">t-&gt;next= curr-&gt;next;</text:p>
      <text:p text:style-name="P2">curr-&gt;next= t;</text:p>
      <text:p text:style-name="P2">}</text:p>
      <text:p text:style-name="P2">}</text:p>
      <text:p text:style-name="P6"/>
      <text:p text:style-name="P2"><text:soft-page-break/>}</text:p>
      <text:p text:style-name="P2">int main () {</text:p>
      <text:p text:style-name="P2">head-&gt;data= 1;</text:p>
      <text:p text:style-name="P2">head-&gt;next=NULL;</text:p>
      <text:p text:style-name="P6"/>
      <text:p text:style-name="P2">insertNodeAtEnd(2);</text:p>
      <text:p text:style-name="P2">insertNodeAtEnd(3);</text:p>
      <text:p text:style-name="P2">insertNodeAtEnd(4);</text:p>
      <text:p text:style-name="P2">printLinklist();</text:p>
      <text:p text:style-name="P2">cout&lt;&lt;endl;</text:p>
      <text:p text:style-name="P6"/>
      <text:p text:style-name="P2">InsertAfterSpecificKey(99, 2);</text:p>
      <text:p text:style-name="P2">printLinklist();</text:p>
      <text:p text:style-name="P2">cout&lt;&lt;endl;</text:p>
      <text:p text:style-name="P6"/>
      <text:p text:style-name="P2">DeleteNodeUsingKey(99);</text:p>
      <text:p text:style-name="P2">printLinklist();</text:p>
      <text:p text:style-name="P2">cout&lt;&lt;endl;</text:p>
      <text:p text:style-name="P6"/>
      <text:p text:style-name="P2">InsertBeforeSpecificKey(99, 2);</text:p>
      <text:p text:style-name="P2">printLinklist();</text:p>
      <text:p text:style-name="P2">cout&lt;&lt;endl;</text:p>
      <text:p text:style-name="P6"/>
      <text:p text:style-name="P2">InsertNodeUsingPos(88,1,true);</text:p>
      <text:p text:style-name="P2">printLinklist();</text:p>
      <text:p text:style-name="P2">cout&lt;&lt;endl;</text:p>
      <text:p text:style-name="P6"/>
      <text:p text:style-name="P2">DeleteNodeUsingPos(1);</text:p>
      <text:p text:style-name="P2">DeleteNodeUsingPos(2);</text:p>
      <text:p text:style-name="P6"/>
      <text:p text:style-name="P2">printLinklist();</text:p>
      <text:p text:style-name="P2">cout&lt;&lt;endl;</text:p>
      <text:p text:style-name="P2">return 0;</text:p>
      <text:p text:style-name="P2">}</text:p>
      <text:p text:style-name="P9"/>
      <text:p text:style-name="P2">-<text:span text:style-name="T1">-----------------------------------------------------------------------------------------------------------------</text:span></text:p>
      <text:p text:style-name="P3">//DOUBLY LINK</text:p>
      <text:p text:style-name="P8"><text:line-break/></text:p>
      <text:p text:style-name="P2">#include&lt;iostream&gt;</text:p>
      <text:p text:style-name="P2"><text:soft-page-break/>using namespace std;</text:p>
      <text:p text:style-name="P2">class Node{</text:p>
      <text:p text:style-name="P2">public:</text:p>
      <text:p text:style-name="P2">int data;</text:p>
      <text:p text:style-name="P2">Node*next;</text:p>
      <text:p text:style-name="P2">Node*prev;</text:p>
      <text:p text:style-name="P2">Node(int s){data=s;</text:p>
      <text:p text:style-name="P2">next=prev=NULL;}</text:p>
      <text:p text:style-name="P2">};</text:p>
      <text:p text:style-name="P6"/>
      <text:p text:style-name="P2">class DLinkList{</text:p>
      <text:p text:style-name="P2">private:</text:p>
      <text:p text:style-name="P2">Node*head;</text:p>
      <text:p text:style-name="P2">int length;</text:p>
      <text:p text:style-name="P2">public:</text:p>
      <text:p text:style-name="P2">DLinkList(){head=NULL;</text:p>
      <text:p text:style-name="P2">length=0;}</text:p>
      <text:p text:style-name="P2">void insertHead(int valve){Node*t=new Node(valve);</text:p>
      <text:p text:style-name="P2">if(head==NULL){head=t;</text:p>
      <text:p text:style-name="P2">return;}</text:p>
      <text:p text:style-name="P2">t-&gt;next=head;</text:p>
      <text:p text:style-name="P2">head-&gt;prev=t;</text:p>
      <text:p text:style-name="P2">head=t;</text:p>
      <text:p text:style-name="P2">length++;}</text:p>
      <text:p text:style-name="P2">// void insertEnd(int valve){//}</text:p>
      <text:p text:style-name="P2">void insertSpecific(int valve,int pos){</text:p>
      <text:p text:style-name="P2">if(pos&lt;1||pos&gt;length+1){cout&lt;&lt;"Invalid Position"&lt;&lt;endl;</text:p>
      <text:p text:style-name="P2">return;}</text:p>
      <text:p text:style-name="P2">Node*temp=head;</text:p>
      <text:p text:style-name="P2">Node*p=new Node(valve);</text:p>
      <text:p text:style-name="P2">if(pos==1){</text:p>
      <text:p text:style-name="P2">insertHead(valve);}</text:p>
      <text:p text:style-name="P2">else{for(int i=1;i&lt;pos;i++){</text:p>
      <text:p text:style-name="P2">temp=temp-&gt;next;}</text:p>
      <text:p text:style-name="P2">p-&gt;next=temp-&gt;next;</text:p>
      <text:p text:style-name="P2">p-&gt;prev=temp;</text:p>
      <text:p text:style-name="P2">temp-&gt;next-&gt;prev=p;</text:p>
      <text:p text:style-name="P2">temp-&gt;next=p;</text:p>
      <text:p text:style-name="P2">length++;</text:p>
      <text:p text:style-name="P2">}}</text:p>
      <text:p text:style-name="P2">void deletion(int valve){Node*temp;</text:p>
      <text:p text:style-name="P2">if(valve&gt;length){</text:p>
      <text:p text:style-name="P2"><text:soft-page-break/>cout&lt;&lt;"Invalid Pos"&lt;&lt;endl;</text:p>
      <text:p text:style-name="P2">return;</text:p>
      <text:p text:style-name="P2">}</text:p>
      <text:p text:style-name="P2">temp=head;</text:p>
      <text:p text:style-name="P2">if(valve==1){</text:p>
      <text:p text:style-name="P2">head=head-&gt;next;</text:p>
      <text:p text:style-name="P2">temp=head;</text:p>
      <text:p text:style-name="P2">}</text:p>
      <text:p text:style-name="P2">while(temp-&gt;next-&gt;data!=valve){</text:p>
      <text:p text:style-name="P2">temp=temp-&gt;next;}</text:p>
      <text:p text:style-name="P2">temp-&gt;next-&gt;next-&gt;prev=temp;</text:p>
      <text:p text:style-name="P2">temp-&gt;next=temp-&gt;next-&gt;next;}</text:p>
      <text:p text:style-name="P2">void print(){bool flag;</text:p>
      <text:p text:style-name="P2">cout&lt;&lt;"Press 0 to print in Ascending and 1 to print in Descending ";</text:p>
      <text:p text:style-name="P2">cin&gt;&gt;flag;</text:p>
      <text:p text:style-name="P2">if(flag==1){</text:p>
      <text:p text:style-name="P2">Node*curr=head;</text:p>
      <text:p text:style-name="P2">while(curr!=NULL){</text:p>
      <text:p text:style-name="P2">cout&lt;&lt;curr-&gt;data&lt;&lt;endl;</text:p>
      <text:p text:style-name="P2">curr=curr-&gt;next;}}</text:p>
      <text:p text:style-name="P2">if(flag==0){Node*curr=head;</text:p>
      <text:p text:style-name="P2">while(curr-&gt;next!=NULL){curr=curr-&gt;next;}</text:p>
      <text:p text:style-name="P2">while(curr!=NULL){</text:p>
      <text:p text:style-name="P2">cout&lt;&lt;curr-&gt;data&lt;&lt;endl;</text:p>
      <text:p text:style-name="P2">curr=curr-&gt;prev;}</text:p>
      <text:p text:style-name="P2">}}</text:p>
      <text:p text:style-name="P2">};</text:p>
      <text:p text:style-name="P2">int main(){DLinkList List1;</text:p>
      <text:p text:style-name="P2">// List1.insertHead(2);</text:p>
      <text:p text:style-name="P2">// List1.insertHead(3);</text:p>
      <text:p text:style-name="P2">// List1.insertHead(9);</text:p>
      <text:p text:style-name="P2">// List1.insertHead(10);</text:p>
      <text:p text:style-name="P2">// List1.insertHead(12);</text:p>
      <text:p text:style-name="P2">List1.insertSpecific(1,1);</text:p>
      <text:p text:style-name="P2">List1.insertSpecific(2,1);</text:p>
      <text:p text:style-name="P2">List1.insertSpecific(3,1);</text:p>
      <text:p text:style-name="P2">List1.insertSpecific(4,1);</text:p>
      <text:p text:style-name="P2">List1.insertSpecific(5,1);</text:p>
      <text:p text:style-name="P2">List1.insertSpecific(6,1);</text:p>
      <text:p text:style-name="P2">List1.print();</text:p>
      <text:p text:style-name="P2">List1.print();</text:p>
      <text:p text:style-name="P2">//cout&lt;&lt;endl;</text:p>
      <text:p text:style-name="P2"><text:soft-page-break/>//cout&lt;&lt;"To insert at end, give position 1 in the perimeter:"&lt;&lt;endl;</text:p>
      <text:p text:style-name="P2">List1.deletion(5);</text:p>
      <text:p text:style-name="P2">List1.print();}</text:p>
      <text:p text:style-name="P8"><text:line-break/><text:line-break/></text:p>
      <text:p text:style-name="P3">------------------------------------------------------------------------------------------------------------------</text:p>
      <text:p text:style-name="P3">//CIRCULAR LINK</text:p>
      <text:p text:style-name="P8"><text:line-break/><text:line-break/></text:p>
      <text:p text:style-name="P2">#include&lt;iostream&gt;</text:p>
      <text:p text:style-name="P2">using namespace std;</text:p>
      <text:p text:style-name="P2">class node{</text:p>
      <text:p text:style-name="P2">public:</text:p>
      <text:p text:style-name="P2">int data;</text:p>
      <text:p text:style-name="P2">node*next;</text:p>
      <text:p text:style-name="P2">node(int valve){</text:p>
      <text:p text:style-name="P2">data=valve;</text:p>
      <text:p text:style-name="P2">next=NULL;</text:p>
      <text:p text:style-name="P2">}</text:p>
      <text:p text:style-name="P2">};</text:p>
      <text:p text:style-name="P2">class circular{</text:p>
      <text:p text:style-name="P2">public:</text:p>
      <text:p text:style-name="P2">node*head;</text:p>
      <text:p text:style-name="P2">int length;</text:p>
      <text:p text:style-name="P2">circular(){</text:p>
      <text:p text:style-name="P2">head=NULL;</text:p>
      <text:p text:style-name="P2">length=0;</text:p>
      <text:p text:style-name="P2">}</text:p>
      <text:p text:style-name="P2">void insert(int value){</text:p>
      <text:p text:style-name="P2">if(head==NULL){</text:p>
      <text:p text:style-name="P2">node*n=new node(value);</text:p>
      <text:p text:style-name="P2">head=n;</text:p>
      <text:p text:style-name="P2">head-&gt;next=head;</text:p>
      <text:p text:style-name="P2">return;</text:p>
      <text:p text:style-name="P2">}</text:p>
      <text:p text:style-name="P2">node*n=new node(value);</text:p>
      <text:p text:style-name="P2">node*temp=head;</text:p>
      <text:p text:style-name="P2">while(temp-&gt;next!=head){</text:p>
      <text:p text:style-name="P2"><text:soft-page-break/>temp=temp-&gt;next;</text:p>
      <text:p text:style-name="P2">}</text:p>
      <text:p text:style-name="P2">n-&gt;next=head;</text:p>
      <text:p text:style-name="P2">head=n;</text:p>
      <text:p text:style-name="P2">temp-&gt;next=head;</text:p>
      <text:p text:style-name="P2">return;</text:p>
      <text:p text:style-name="P2">}</text:p>
      <text:p text:style-name="P2">// void deletion(int )</text:p>
      <text:p text:style-name="P2">void print(){</text:p>
      <text:p text:style-name="P2">node*temp;</text:p>
      <text:p text:style-name="P2">temp=head;</text:p>
      <text:p text:style-name="P2">while(temp-&gt;next!=head){</text:p>
      <text:p text:style-name="P2">cout&lt;&lt;temp-&gt;data;</text:p>
      <text:p text:style-name="P2">temp=temp-&gt;next;</text:p>
      <text:p text:style-name="P2">}</text:p>
      <text:p text:style-name="P2">}</text:p>
      <text:p text:style-name="P2">void deletion(){</text:p>
      <text:p text:style-name="P2">if(head==NULL){</text:p>
      <text:p text:style-name="P2">cout&lt;&lt;"nothing to delete";</text:p>
      <text:p text:style-name="P2">return;</text:p>
      <text:p text:style-name="P2">}</text:p>
      <text:p text:style-name="P2">node*temp=head;</text:p>
      <text:p text:style-name="P2">while(temp-&gt;next!=head){</text:p>
      <text:p text:style-name="P2">temp=temp-&gt;next;</text:p>
      <text:p text:style-name="P2">}</text:p>
      <text:p text:style-name="P2">head=head-&gt;next;</text:p>
      <text:p text:style-name="P2">temp-&gt;next=head;</text:p>
      <text:p text:style-name="P2">}</text:p>
      <text:p text:style-name="P2">};</text:p>
      <text:p text:style-name="P2">int main(){</text:p>
      <text:p text:style-name="P2">circular obj1;</text:p>
      <text:p text:style-name="P2">obj1.insert(5);</text:p>
      <text:p text:style-name="P2">obj1.insert(5);</text:p>
      <text:p text:style-name="P2">obj1.insert(5);</text:p>
      <text:p text:style-name="P2">obj1.insert(5);</text:p>
      <text:p text:style-name="P2">obj1.insert(5);</text:p>
      <text:p text:style-name="P2">obj1.deletion();</text:p>
      <text:p text:style-name="P2">obj1.deletion();</text:p>
      <text:p text:style-name="P2">obj1.deletion();</text:p>
      <text:p text:style-name="P2">// obj1.insert(5);</text:p>
      <text:p text:style-name="P2">obj1.print();</text:p>
      <text:p text:style-name="P2">};</text:p>
      <text:p text:style-name="P8"><text:soft-page-break/><text:line-break/></text:p>
      <text:p text:style-name="P3">------------------------------------------------------------------------------------------------------------------</text:p>
      <text:p text:style-name="P3">//STACK USING ARRAY</text:p>
      <text:p text:style-name="P8"><text:line-break/><text:line-break/></text:p>
      <text:p text:style-name="P2">#include&lt;iostream&gt;</text:p>
      <text:p text:style-name="P2">using namespace std;</text:p>
      <text:p text:style-name="P2">#define SIZE 100</text:p>
      <text:p text:style-name="P2">class StackArr{</text:p>
      <text:p text:style-name="P2">private:</text:p>
      <text:p text:style-name="P2">int top;</text:p>
      <text:p text:style-name="P2">public:</text:p>
      <text:p text:style-name="P2">int arr[SIZE];</text:p>
      <text:p text:style-name="P2">StackArr(){</text:p>
      <text:p text:style-name="P2">top = -1;</text:p>
      <text:p text:style-name="P2">int arr[SIZE]; </text:p>
      <text:p text:style-name="P2">}</text:p>
      <text:p text:style-name="P2">void pop(){</text:p>
      <text:p text:style-name="P2">if(top==-1){</text:p>
      <text:p text:style-name="P2">cout&lt;&lt;"Stack Underflows";</text:p>
      <text:p text:style-name="P2">return;</text:p>
      <text:p text:style-name="P2">}</text:p>
      <text:p text:style-name="P2">cout&lt;&lt;arr[top]&lt;&lt;endl;</text:p>
      <text:p text:style-name="P2">top--;</text:p>
      <text:p text:style-name="P2">}</text:p>
      <text:p text:style-name="P2">void push(int valve){</text:p>
      <text:p text:style-name="P2">if(top&gt;SIZE){</text:p>
      <text:p text:style-name="P2">cout&lt;&lt;"Stack Overflows";</text:p>
      <text:p text:style-name="P2">return;</text:p>
      <text:p text:style-name="P2">}</text:p>
      <text:p text:style-name="P2">top++;</text:p>
      <text:p text:style-name="P2">arr[top]=valve;</text:p>
      <text:p text:style-name="P2">}</text:p>
      <text:p text:style-name="P2">void display(){</text:p>
      <text:p text:style-name="P2">for(int i=top;top&gt;=0;i--){</text:p>
      <text:p text:style-name="P2">cout&lt;&lt;arr[top]&lt;&lt;endl;</text:p>
      <text:p text:style-name="P2">top--;</text:p>
      <text:p text:style-name="P2">}</text:p>
      <text:p text:style-name="P2"><text:soft-page-break/>}</text:p>
      <text:p text:style-name="P2">int peek(){</text:p>
      <text:p text:style-name="P2">if(top==-1){</text:p>
      <text:p text:style-name="P2">cout&lt;&lt;"Stack is empty"&lt;&lt;endl;</text:p>
      <text:p text:style-name="P2">return 0;</text:p>
      <text:p text:style-name="P2">}</text:p>
      <text:p text:style-name="P2">return arr[top];</text:p>
      <text:p text:style-name="P2">}</text:p>
      <text:p text:style-name="P2">void isEmpty(){</text:p>
      <text:p text:style-name="P2">if(top==-1){</text:p>
      <text:p text:style-name="P2">cout&lt;&lt;"Stack is empty"&lt;&lt;endl;</text:p>
      <text:p text:style-name="P2">}</text:p>
      <text:p text:style-name="P2">return;</text:p>
      <text:p text:style-name="P2">}</text:p>
      <text:p text:style-name="P2">};</text:p>
      <text:p text:style-name="P2">int main(){</text:p>
      <text:p text:style-name="P2">StackArr obj1;</text:p>
      <text:p text:style-name="P2">//obj1.isEmpty();</text:p>
      <text:p text:style-name="P2">//obj1.display();</text:p>
      <text:p text:style-name="P2">//obj1.peek();</text:p>
      <text:p text:style-name="P2">//obj1.push(2);</text:p>
      <text:p text:style-name="P2">//cout&lt;&lt;obj1.peek();</text:p>
      <text:p text:style-name="P2">obj1.push(4);</text:p>
      <text:p text:style-name="P2">obj1.push(7);</text:p>
      <text:p text:style-name="P2">obj1.push(8);</text:p>
      <text:p text:style-name="P2">//obj1.display();</text:p>
      <text:p text:style-name="P2">obj1.pop();</text:p>
      <text:p text:style-name="P2">obj1.pop();</text:p>
      <text:p text:style-name="P2">cout&lt;&lt;obj1.peek()&lt;&lt;endl;</text:p>
      <text:p text:style-name="P2">//obj1.pop();</text:p>
      <text:p text:style-name="P2">//obj1.pop()</text:p>
      <text:p text:style-name="P2">obj1.isEmpty();</text:p>
      <text:p text:style-name="P2">obj1.display();</text:p>
      <text:p text:style-name="P2">}</text:p>
      <text:p text:style-name="P3">------------------------------------------------------------------------------------------------------------------</text:p>
      <text:p text:style-name="P3">//STACK USING LINKLIST</text:p>
      <text:p text:style-name="P8"><text:line-break/></text:p>
      <text:p text:style-name="P2">#include&lt;iostream&gt;</text:p>
      <text:p text:style-name="P2">using namespace std;</text:p>
      <text:p text:style-name="P2"><text:soft-page-break/>class Node{</text:p>
      <text:p text:style-name="P2">public:</text:p>
      <text:p text:style-name="P2">int data;</text:p>
      <text:p text:style-name="P2">Node*next;</text:p>
      <text:p text:style-name="P2">Node(int valve){</text:p>
      <text:p text:style-name="P2">data=valve;</text:p>
      <text:p text:style-name="P2">next=NULL;</text:p>
      <text:p text:style-name="P2">} </text:p>
      <text:p text:style-name="P2">};</text:p>
      <text:p text:style-name="P2">class Stack{</text:p>
      <text:p text:style-name="P2">private:</text:p>
      <text:p text:style-name="P2">Node*head;</text:p>
      <text:p text:style-name="P2">int length;</text:p>
      <text:p text:style-name="P2">public:</text:p>
      <text:p text:style-name="P2">Stack(){</text:p>
      <text:p text:style-name="P2">head=NULL;</text:p>
      <text:p text:style-name="P2">length=0;</text:p>
      <text:p text:style-name="P2">}</text:p>
      <text:p text:style-name="P2">void push(int vault){</text:p>
      <text:p text:style-name="P2">Node*n=new Node(vault);</text:p>
      <text:p text:style-name="P2">n-&gt;next=head;</text:p>
      <text:p text:style-name="P2">n-&gt;data = vault;</text:p>
      <text:p text:style-name="P2">head=n;</text:p>
      <text:p text:style-name="P2">}</text:p>
      <text:p text:style-name="P2">void pop(){</text:p>
      <text:p text:style-name="P2">Node*temp=head;</text:p>
      <text:p text:style-name="P2">cout&lt;&lt;head-&gt;data&lt;&lt;endl;</text:p>
      <text:p text:style-name="P2">head=head-&gt;next;</text:p>
      <text:p text:style-name="P2">delete temp;</text:p>
      <text:p text:style-name="P2">}</text:p>
      <text:p text:style-name="P2">void peek(){</text:p>
      <text:p text:style-name="P2">cout&lt;&lt;head-&gt;data;</text:p>
      <text:p text:style-name="P2">}</text:p>
      <text:p text:style-name="P2">void IsEmpty(){</text:p>
      <text:p text:style-name="P2">if(head==NULL){</text:p>
      <text:p text:style-name="P2">cout&lt;&lt;"Empty";</text:p>
      <text:p text:style-name="P2">}</text:p>
      <text:p text:style-name="P2">else{</text:p>
      <text:p text:style-name="P2">cout&lt;&lt;"It is not empty"&lt;&lt;endl;</text:p>
      <text:p text:style-name="P2">}</text:p>
      <text:p text:style-name="P2">}</text:p>
      <text:p text:style-name="P2">void display(){</text:p>
      <text:p text:style-name="P2"><text:soft-page-break/>if(head==NULL){</text:p>
      <text:p text:style-name="P2">cout&lt;&lt;"Stack is empty";</text:p>
      <text:p text:style-name="P2">}</text:p>
      <text:p text:style-name="P2">else{</text:p>
      <text:p text:style-name="P2">Node*temp=head;</text:p>
      <text:p text:style-name="P2">while(temp!=NULL){</text:p>
      <text:p text:style-name="P2">cout&lt;&lt;temp-&gt;data&lt;&lt;endl;</text:p>
      <text:p text:style-name="P2">temp=temp-&gt;next;</text:p>
      <text:p text:style-name="P2">}</text:p>
      <text:p text:style-name="P2">}</text:p>
      <text:p text:style-name="P2">} </text:p>
      <text:p text:style-name="P2">};</text:p>
      <text:p text:style-name="P2">int main(){</text:p>
      <text:p text:style-name="P2">Stack obj1;</text:p>
      <text:p text:style-name="P2">//obj1.push(5);</text:p>
      <text:p text:style-name="P2">//obj1.push(6);</text:p>
      <text:p text:style-name="P2">obj1.push(9);</text:p>
      <text:p text:style-name="P2">obj1.push(15);</text:p>
      <text:p text:style-name="P2">obj1.push(19);</text:p>
      <text:p text:style-name="P2">obj1.peek();</text:p>
      <text:p text:style-name="P2">cout&lt;&lt;endl;</text:p>
      <text:p text:style-name="P2">obj1.IsEmpty();</text:p>
      <text:p text:style-name="P2">obj1.display();</text:p>
      <text:p text:style-name="P2">obj1.pop();</text:p>
      <text:p text:style-name="P2">obj1.pop();</text:p>
      <text:p text:style-name="P2">//obj1.pop();</text:p>
      <text:p text:style-name="P2">//obj1.pop();</text:p>
      <text:p text:style-name="P2">}</text:p>
      <text:p text:style-name="P3">------------------------------------------------------------------------------------------------------------------</text:p>
      <text:p text:style-name="P3">//QUEUE USING ARRAY</text:p>
      <text:p text:style-name="P8"><text:line-break/></text:p>
      <text:p text:style-name="P2">#include&lt;iostream&gt;</text:p>
      <text:p text:style-name="P2">using namespace std;</text:p>
      <text:p text:style-name="P2">class Queue{</text:p>
      <text:p text:style-name="P2">private:</text:p>
      <text:p text:style-name="P2">int *arr;</text:p>
      <text:p text:style-name="P2">int front;</text:p>
      <text:p text:style-name="P2">int rear;</text:p>
      <text:p text:style-name="P2">int size;</text:p>
      <text:p text:style-name="P2"><text:soft-page-break/>int noofelements;</text:p>
      <text:p text:style-name="P2">public:</text:p>
      <text:p text:style-name="P2">Queue(int s){</text:p>
      <text:p text:style-name="P2">arr=new int[s];</text:p>
      <text:p text:style-name="P2">size=s;</text:p>
      <text:p text:style-name="P2">front=0;</text:p>
      <text:p text:style-name="P2">rear=-1;</text:p>
      <text:p text:style-name="P2">noofelements=0;</text:p>
      <text:p text:style-name="P2">}</text:p>
      <text:p text:style-name="P2">void enqueue(int val){</text:p>
      <text:p text:style-name="P2">if(isFull()){</text:p>
      <text:p text:style-name="P2">cout&lt;&lt;"Queue overflow"&lt;&lt;endl;</text:p>
      <text:p text:style-name="P2">return;</text:p>
      <text:p text:style-name="P2">}</text:p>
      <text:p text:style-name="P2">if(rear==(size-1))</text:p>
      <text:p text:style-name="P2">rear=0;</text:p>
      <text:p text:style-name="P2">else</text:p>
      <text:p text:style-name="P2">rear++;</text:p>
      <text:p text:style-name="P2">arr[rear]=val;</text:p>
      <text:p text:style-name="P2">noofelements++;</text:p>
      <text:p text:style-name="P2">}</text:p>
      <text:p text:style-name="P2">bool isFull(){</text:p>
      <text:p text:style-name="P2">if(noofelements==size)</text:p>
      <text:p text:style-name="P2">return true;</text:p>
      <text:p text:style-name="P2">else</text:p>
      <text:p text:style-name="P2">return false;</text:p>
      <text:p text:style-name="P2">}</text:p>
      <text:p text:style-name="P2">int dequeue(){</text:p>
      <text:p text:style-name="P2">if(isEmpty()){</text:p>
      <text:p text:style-name="P2">cout&lt;&lt;"Queue Underflow"&lt;&lt;endl;</text:p>
      <text:p text:style-name="P2">return 0;</text:p>
      <text:p text:style-name="P2">}</text:p>
      <text:p text:style-name="P2">int val=arr[front];</text:p>
      <text:p text:style-name="P2">if(front==(size-1))</text:p>
      <text:p text:style-name="P2">front=0;</text:p>
      <text:p text:style-name="P2">else</text:p>
      <text:p text:style-name="P2">front++;</text:p>
      <text:p text:style-name="P2">noofelements--;</text:p>
      <text:p text:style-name="P2">return val;</text:p>
      <text:p text:style-name="P2">}</text:p>
      <text:p text:style-name="P2">bool isEmpty(){</text:p>
      <text:p text:style-name="P2">if(noofelements==0)</text:p>
      <text:p text:style-name="P2"><text:soft-page-break/>return true;</text:p>
      <text:p text:style-name="P2">else</text:p>
      <text:p text:style-name="P2">return false;</text:p>
      <text:p text:style-name="P2">}</text:p>
      <text:p text:style-name="P2">void definition(){</text:p>
      <text:p text:style-name="P2">}</text:p>
      <text:p text:style-name="P2">};</text:p>
      <text:p text:style-name="P2">int main(){</text:p>
      <text:p text:style-name="P2">Queue obj1(100);</text:p>
      <text:p text:style-name="P2">obj1.enqueue(4);</text:p>
      <text:p text:style-name="P2">obj1.enqueue(8);</text:p>
      <text:p text:style-name="P2">cout&lt;&lt;obj1.dequeue();</text:p>
      <text:p text:style-name="P2">cout&lt;&lt;obj1.dequeue();</text:p>
      <text:p text:style-name="P2">//cout&lt;&lt;obj1.dequeue();</text:p>
      <text:p text:style-name="P2">}</text:p>
      <text:p text:style-name="P3">------------------------------------------------------------------------------------------------------------------</text:p>
      <text:p text:style-name="P3">//QUEUE USING LINK LIST</text:p>
      <text:p text:style-name="P8"><text:line-break/><text:line-break/></text:p>
      <text:p text:style-name="P2">#include&lt;iostream&gt;</text:p>
      <text:p text:style-name="P2">using namespace std;</text:p>
      <text:p text:style-name="P2">class Node{</text:p>
      <text:p text:style-name="P2">public:</text:p>
      <text:p text:style-name="P2">int data;</text:p>
      <text:p text:style-name="P2">Node*next;</text:p>
      <text:p text:style-name="P2">Node(int valve){</text:p>
      <text:p text:style-name="P2">data=valve;</text:p>
      <text:p text:style-name="P2">next=NULL;</text:p>
      <text:p text:style-name="P2">}</text:p>
      <text:p text:style-name="P2">};</text:p>
      <text:p text:style-name="P2">class QueueL{</text:p>
      <text:p text:style-name="P2">private:</text:p>
      <text:p text:style-name="P2">Node*head;</text:p>
      <text:p text:style-name="P2">Node*front;</text:p>
      <text:p text:style-name="P2">Node*rear;</text:p>
      <text:p text:style-name="P2">int length;</text:p>
      <text:p text:style-name="P2">public:</text:p>
      <text:p text:style-name="P2">QueueL(){</text:p>
      <text:p text:style-name="P2">head=NULL;</text:p>
      <text:p text:style-name="P2"><text:soft-page-break/>length=0;</text:p>
      <text:p text:style-name="P2">}</text:p>
      <text:p text:style-name="P2">void Enqueue(int vault){</text:p>
      <text:p text:style-name="P2">/*if(isFull()){</text:p>
      <text:p text:style-name="P2">cout&lt;&lt;"Queue overflows"&lt;&lt;endl;</text:p>
      <text:p text:style-name="P2">return 0;</text:p>
      <text:p text:style-name="P2">}*/</text:p>
      <text:p text:style-name="P2">Node *n=new Node(vault);</text:p>
      <text:p text:style-name="P2">if(head==NULL){</text:p>
      <text:p text:style-name="P2">head=n;</text:p>
      <text:p text:style-name="P2">front=head;</text:p>
      <text:p text:style-name="P2">rear=head;</text:p>
      <text:p text:style-name="P2">length++;</text:p>
      <text:p text:style-name="P2">}</text:p>
      <text:p text:style-name="P2">else{</text:p>
      <text:p text:style-name="P2">rear-&gt;next=n;</text:p>
      <text:p text:style-name="P2">rear=n;</text:p>
      <text:p text:style-name="P2">length++;</text:p>
      <text:p text:style-name="P2">}</text:p>
      <text:p text:style-name="P2">}</text:p>
      <text:p text:style-name="P2">bool isEmpty(){</text:p>
      <text:p text:style-name="P2">if(head==NULL)</text:p>
      <text:p text:style-name="P2">return true;</text:p>
      <text:p text:style-name="P2">else</text:p>
      <text:p text:style-name="P2">return false;</text:p>
      <text:p text:style-name="P2">}</text:p>
      <text:p text:style-name="P2">void Dequeue(){</text:p>
      <text:p text:style-name="P2">if(isEmpty()){</text:p>
      <text:p text:style-name="P2">cout&lt;&lt;"Queue Underflows";</text:p>
      <text:p text:style-name="P2">return;</text:p>
      <text:p text:style-name="P2">}</text:p>
      <text:p text:style-name="P2">Node*vamp;</text:p>
      <text:p text:style-name="P2">vamp=front;</text:p>
      <text:p text:style-name="P2">front=front-&gt;next;</text:p>
      <text:p text:style-name="P2">cout&lt;&lt;vamp-&gt;data;</text:p>
      <text:p text:style-name="P2">delete vamp;</text:p>
      <text:p text:style-name="P2">}</text:p>
      <text:p text:style-name="P2">};</text:p>
      <text:p text:style-name="P2">int main(){</text:p>
      <text:p text:style-name="P2">QueueL obj1;</text:p>
      <text:p text:style-name="P2">obj1.Enqueue(2);</text:p>
      <text:p text:style-name="P2">obj1.Enqueue(4);</text:p>
      <text:p text:style-name="P2"><text:soft-page-break/>obj1.Dequeue();</text:p>
      <text:p text:style-name="P2">cout&lt;&lt;endl;</text:p>
      <text:p text:style-name="P2">obj1.Dequeue();</text:p>
      <text:p text:style-name="P2">cout&lt;&lt;endl;</text:p>
      <text:p text:style-name="P2">}</text:p>
      <text:p text:style-name="P8"><text:line-break/><text:line-break/></text:p>
      <text:p text:style-name="P3">------------------------------------------------------------------------------------------------------------------</text:p>
      <text:p text:style-name="P3">//BST IMPLEMENTATION</text:p>
      <text:p text:style-name="P8"><text:line-break/></text:p>
      <text:p text:style-name="P2">#include&lt;iostream&gt;</text:p>
      <text:p text:style-name="P2">#include &lt;bits/stdc++.h&gt;</text:p>
      <text:p text:style-name="P2">using namespace std;</text:p>
      <text:p text:style-name="P2">class Node{</text:p>
      <text:p text:style-name="P2">public:</text:p>
      <text:p text:style-name="P2">int data;</text:p>
      <text:p text:style-name="P2">Node*left;</text:p>
      <text:p text:style-name="P2">Node*right;</text:p>
      <text:p text:style-name="P2">Node(int data){</text:p>
      <text:p text:style-name="P2">this-&gt;data=data;</text:p>
      <text:p text:style-name="P2">left=right=NULL;</text:p>
      <text:p text:style-name="P2">}</text:p>
      <text:p text:style-name="P2">};</text:p>
      <text:p text:style-name="P2">class BinarySearchTree{</text:p>
      <text:p text:style-name="P2">public:</text:p>
      <text:p text:style-name="P2">Node*root;</text:p>
      <text:p text:style-name="P2">BinarySearchTree(){</text:p>
      <text:p text:style-name="P2">root=NULL;</text:p>
      <text:p text:style-name="P2">}</text:p>
      <text:p text:style-name="P2">bool searchNode(int num);</text:p>
      <text:p text:style-name="P2">Node*insert(Node*root,int val);</text:p>
      <text:p text:style-name="P2">void remove(Node*root,int val);</text:p>
      <text:p text:style-name="P2">void inOrderTraversal(Node*root);</text:p>
      <text:p text:style-name="P2">void preOrderTraversal(Node*root);</text:p>
      <text:p text:style-name="P2">void postOrderTraversal(Node*root);</text:p>
      <text:p text:style-name="P2">void makeDeletion(Node*&amp;nodePtr);</text:p>
      <text:p text:style-name="P2">int getLeafCount(Node* node);</text:p>
      <text:p text:style-name="P2">void Merging(BinarySearchTree tree);</text:p>
      <text:p text:style-name="P2"><text:soft-page-break/>};</text:p>
      <text:p text:style-name="P2">int main(){</text:p>
      <text:p text:style-name="P2">BinarySearchTree tree;</text:p>
      <text:p text:style-name="P2">BinarySearchTree Stree;</text:p>
      <text:p text:style-name="P2">tree.insert(tree.root,10);</text:p>
      <text:p text:style-name="P2">tree.insert(tree.root,8);</text:p>
      <text:p text:style-name="P2">tree.insert(tree.root,6);</text:p>
      <text:p text:style-name="P2">tree.insert(tree.root,9);</text:p>
      <text:p text:style-name="P2">tree.insert(tree.root,15);</text:p>
      <text:p text:style-name="P2">tree.insert(tree.root,14);</text:p>
      <text:p text:style-name="P2">tree.insert(tree.root,20);</text:p>
      <text:p text:style-name="P2">//tree.insert(tree.root,5);</text:p>
      <text:p text:style-name="P2">//tree.insert(tree.root,17);</text:p>
      <text:p text:style-name="P2">//tree.insert(tree.root,25);</text:p>
      <text:p text:style-name="P2">//tree.insert(tree.root,14);</text:p>
      <text:p text:style-name="P2">//tree.insert(tree.root,20);</text:p>
      <text:p text:style-name="P2">//Node*Anroot=tree.root-&gt;left-&gt;left;</text:p>
      <text:p text:style-name="P2">//tree.makeDeletion(tree.root);</text:p>
      <text:p text:style-name="P2">/*</text:p>
      <text:p text:style-name="P2">Stree.insert(tree.root,11);</text:p>
      <text:p text:style-name="P2">Stree.insert(tree.root,22);</text:p>
      <text:p text:style-name="P2">Stree.insert(tree.root,7);</text:p>
      <text:p text:style-name="P2">Stree.insert(tree.root,25);</text:p>
      <text:p text:style-name="P2">*/</text:p>
      <text:p text:style-name="P6"/>
      <text:p text:style-name="P2">Stree.Merging(tree);</text:p>
      <text:p text:style-name="P2">tree.makeDeletion(tree.root-&gt;left-&gt;left);</text:p>
      <text:p text:style-name="P2">cout&lt;&lt;"\n In-Order"&lt;&lt;endl;</text:p>
      <text:p text:style-name="P2">cout&lt;&lt;"Left---Root---Right"&lt;&lt;endl;</text:p>
      <text:p text:style-name="P2">tree.inOrderTraversal(tree.root);</text:p>
      <text:p text:style-name="P6"/>
      <text:p text:style-name="P2">cout&lt;&lt;"\n Pre-Order"&lt;&lt;endl;</text:p>
      <text:p text:style-name="P2">cout&lt;&lt;"Root---Left---Right"&lt;&lt;endl;</text:p>
      <text:p text:style-name="P2">tree.preOrderTraversal(tree.root);</text:p>
      <text:p text:style-name="P2">cout&lt;&lt;"\n Post-Order"&lt;&lt;endl;</text:p>
      <text:p text:style-name="P2">cout&lt;&lt;"Left---Right---Root"&lt;&lt;endl;</text:p>
      <text:p text:style-name="P2">tree.postOrderTraversal(tree.root);</text:p>
      <text:p text:style-name="P2">cout&lt;&lt;"\n\nThe Tree Leaf Count Is: ";</text:p>
      <text:p text:style-name="P2">cout&lt;&lt;tree.getLeafCount(tree.root)&lt;&lt;"\t";</text:p>
      <text:p text:style-name="P2">cout&lt;&lt;endl;</text:p>
      <text:p text:style-name="P2">if(tree.searchNode(29)){</text:p>
      <text:p text:style-name="P2">cout&lt;&lt;"Value Found";</text:p>
      <text:p text:style-name="P2"><text:soft-page-break/>}</text:p>
      <text:p text:style-name="P2">else{</text:p>
      <text:p text:style-name="P2">cout&lt;&lt;"Not found";</text:p>
      <text:p text:style-name="P2">}</text:p>
      <text:p text:style-name="P2">return 0;</text:p>
      <text:p text:style-name="P2">}</text:p>
      <text:p text:style-name="P2">bool BinarySearchTree::searchNode(int num){</text:p>
      <text:p text:style-name="P2">Node *nodePtr = root;</text:p>
      <text:p text:style-name="P2">while (nodePtr)</text:p>
      <text:p text:style-name="P2">{</text:p>
      <text:p text:style-name="P2">if (nodePtr-&gt;data == num)</text:p>
      <text:p text:style-name="P2">return true;</text:p>
      <text:p text:style-name="P2">else if (num &lt; nodePtr-&gt;data)</text:p>
      <text:p text:style-name="P2">nodePtr = nodePtr-&gt;left;</text:p>
      <text:p text:style-name="P2">else</text:p>
      <text:p text:style-name="P2">nodePtr = nodePtr-&gt;right;</text:p>
      <text:p text:style-name="P2">}</text:p>
      <text:p text:style-name="P2">return false;</text:p>
      <text:p text:style-name="P2">}</text:p>
      <text:p text:style-name="P2">Node*BinarySearchTree::insert(Node*r,int val){</text:p>
      <text:p text:style-name="P2">if(r==NULL){</text:p>
      <text:p text:style-name="P2">Node*t=new Node(val);</text:p>
      <text:p text:style-name="P2">if(r==root){</text:p>
      <text:p text:style-name="P2">root=r=t;</text:p>
      <text:p text:style-name="P2">}</text:p>
      <text:p text:style-name="P2">else{</text:p>
      <text:p text:style-name="P2">r=t;}</text:p>
      <text:p text:style-name="P2">return r;</text:p>
      <text:p text:style-name="P2">}</text:p>
      <text:p text:style-name="P2">else if(val==r-&gt;data){</text:p>
      <text:p text:style-name="P2">cout&lt;&lt;"Duplicate Data: "&lt;&lt;val&lt;&lt;endl;</text:p>
      <text:p text:style-name="P2">}</text:p>
      <text:p text:style-name="P2">else if(val&lt;r-&gt;data){</text:p>
      <text:p text:style-name="P2">r-&gt;left=insert(r-&gt;left,val);</text:p>
      <text:p text:style-name="P2">}</text:p>
      <text:p text:style-name="P2">else if(val&gt;r-&gt;data){</text:p>
      <text:p text:style-name="P2">r-&gt;right=insert(r-&gt;right,val);</text:p>
      <text:p text:style-name="P2">}</text:p>
      <text:p text:style-name="P2">return r;</text:p>
      <text:p text:style-name="P2">}</text:p>
      <text:p text:style-name="P2">void BinarySearchTree::inOrderTraversal(Node*r){</text:p>
      <text:p text:style-name="P2">if(r==NULL){</text:p>
      <text:p text:style-name="P2"><text:soft-page-break/>return;</text:p>
      <text:p text:style-name="P2">}</text:p>
      <text:p text:style-name="P2">inOrderTraversal(r-&gt;left);</text:p>
      <text:p text:style-name="P2">cout&lt;&lt;" "&lt;&lt;r-&gt;data&lt;&lt;" -&gt;";</text:p>
      <text:p text:style-name="P2">inOrderTraversal(r-&gt;right);</text:p>
      <text:p text:style-name="P2">}</text:p>
      <text:p text:style-name="P2">void BinarySearchTree::preOrderTraversal(Node*r){</text:p>
      <text:p text:style-name="P2">if(r==NULL){</text:p>
      <text:p text:style-name="P2">return;</text:p>
      <text:p text:style-name="P2">}</text:p>
      <text:p text:style-name="P2">cout&lt;&lt;" "&lt;&lt;r-&gt;data&lt;&lt;" -&gt;";</text:p>
      <text:p text:style-name="P2">inOrderTraversal(r-&gt;left);</text:p>
      <text:p text:style-name="P2">inOrderTraversal(r-&gt;right);</text:p>
      <text:p text:style-name="P2">}</text:p>
      <text:p text:style-name="P2">void BinarySearchTree::postOrderTraversal(Node*r){</text:p>
      <text:p text:style-name="P2">if(r==NULL){</text:p>
      <text:p text:style-name="P2">return;</text:p>
      <text:p text:style-name="P2">}</text:p>
      <text:p text:style-name="P2">inOrderTraversal(r-&gt;left);</text:p>
      <text:p text:style-name="P2">inOrderTraversal(r-&gt;right);</text:p>
      <text:p text:style-name="P2">cout&lt;&lt;" "&lt;&lt;r-&gt;data&lt;&lt;" -&gt;";</text:p>
      <text:p text:style-name="P2">}</text:p>
      <text:p text:style-name="P2">void BinarySearchTree::makeDeletion(Node*&amp;nodePtr)</text:p>
      <text:p text:style-name="P2">{</text:p>
      <text:p text:style-name="P2">Node*tempNodePtr; </text:p>
      <text:p text:style-name="P2">if (nodePtr == NULL)</text:p>
      <text:p text:style-name="P2">cout &lt;&lt; "Cannot delete empty node.\n";</text:p>
      <text:p text:style-name="P2">else if (nodePtr-&gt;right == NULL)</text:p>
      <text:p text:style-name="P2">{</text:p>
      <text:p text:style-name="P2">tempNodePtr = nodePtr;</text:p>
      <text:p text:style-name="P2">nodePtr = nodePtr-&gt;left; </text:p>
      <text:p text:style-name="P2">delete tempNodePtr;</text:p>
      <text:p text:style-name="P2">}</text:p>
      <text:p text:style-name="P2">else if (nodePtr-&gt;left == NULL)</text:p>
      <text:p text:style-name="P2">{</text:p>
      <text:p text:style-name="P2">tempNodePtr = nodePtr;</text:p>
      <text:p text:style-name="P2">nodePtr = nodePtr-&gt;right; </text:p>
      <text:p text:style-name="P2">delete tempNodePtr;</text:p>
      <text:p text:style-name="P2">}</text:p>
      <text:p text:style-name="P2">else</text:p>
      <text:p text:style-name="P2">{</text:p>
      <text:p text:style-name="P2">tempNodePtr = nodePtr-&gt;right;</text:p>
      <text:p text:style-name="P2"><text:soft-page-break/>while (tempNodePtr-&gt;left)</text:p>
      <text:p text:style-name="P2">tempNodePtr = tempNodePtr-&gt;left;</text:p>
      <text:p text:style-name="P2">tempNodePtr-&gt;left = nodePtr-&gt;left;</text:p>
      <text:p text:style-name="P2">tempNodePtr = nodePtr;</text:p>
      <text:p text:style-name="P2">nodePtr = nodePtr-&gt;right;</text:p>
      <text:p text:style-name="P2">delete tempNodePtr;</text:p>
      <text:p text:style-name="P2">}</text:p>
      <text:p text:style-name="P2">}</text:p>
      <text:p text:style-name="P2">int BinarySearchTree::getLeafCount(Node* root)</text:p>
      <text:p text:style-name="P2">{</text:p>
      <text:p text:style-name="P2">if(root == NULL) </text:p>
      <text:p text:style-name="P2">return 0;</text:p>
      <text:p text:style-name="P2">if(root-&gt;left == NULL &amp;&amp; root-&gt;right == NULL)</text:p>
      <text:p text:style-name="P2">return 1; </text:p>
      <text:p text:style-name="P2">else</text:p>
      <text:p text:style-name="P2">return getLeafCount(root-&gt;left)+getLeafCount(root-&gt;right);</text:p>
      <text:p text:style-name="P2">}</text:p>
      <text:p text:style-name="P2">void BinarySearchTree::Merging(BinarySearchTree tree){</text:p>
      <text:p text:style-name="P2">if(root==NULL){</text:p>
      <text:p text:style-name="P2">return;</text:p>
      <text:p text:style-name="P2">}</text:p>
      <text:p text:style-name="P2">else{</text:p>
      <text:p text:style-name="P2">tree.inOrderTraversal(tree.root-&gt;left);</text:p>
      <text:p text:style-name="P2">insert(root,root-&gt;data);</text:p>
      <text:p text:style-name="P2">tree.inOrderTraversal(tree.root-&gt;right);}</text:p>
      <text:p text:style-name="P2">}</text:p>
      <text:p text:style-name="P9"/>
      <text:p text:style-name="P3">------------------------------------------------------------------------------------------------------------------</text:p>
      <text:p text:style-name="P3">//BST ADEEL IMPLEMENTATION</text:p>
      <text:p text:style-name="P9"/>
      <text:p text:style-name="P2">#include &lt;iostream&gt;</text:p>
      <text:p text:style-name="P2">using namespace std;</text:p>
      <text:p text:style-name="P6"/>
      <text:p text:style-name="P2">class IntBinaryTree</text:p>
      <text:p text:style-name="P2">{</text:p>
      <text:p text:style-name="P2">private:</text:p>
      <text:p text:style-name="P2">struct TreeNode{</text:p>
      <text:p text:style-name="P2">int value;</text:p>
      <text:p text:style-name="P2">TreeNode *left;</text:p>
      <text:p text:style-name="P2">TreeNode *right;</text:p>
      <text:p text:style-name="P2"><text:soft-page-break/>};</text:p>
      <text:p text:style-name="P2">TreeNode *root;</text:p>
      <text:p text:style-name="P2">// void tree_clear(TreeNode* nodeptr)</text:p>
      <text:p text:style-name="P2">// {</text:p>
      <text:p text:style-name="P2">// if (nodeptr != NULL) {</text:p>
      <text:p text:style-name="P2">// tree_clear( nodeptr-&gt;left ); </text:p>
      <text:p text:style-name="P2">// tree_clear( nodeptr-&gt;right );</text:p>
      <text:p text:style-name="P2">// delete nodeptr; </text:p>
      <text:p text:style-name="P2">// }</text:p>
      <text:p text:style-name="P2">// }</text:p>
      <text:p text:style-name="P2">void tree_clear(TreeNode *&amp;);</text:p>
      <text:p text:style-name="P2">void deleteNode(int, TreeNode *&amp;);</text:p>
      <text:p text:style-name="P2">void makeDeletion(TreeNode *&amp;);</text:p>
      <text:p text:style-name="P2">void displayInOrder(TreeNode *);</text:p>
      <text:p text:style-name="P2">public:</text:p>
      <text:p text:style-name="P2">IntBinaryTree() // Constructor</text:p>
      <text:p text:style-name="P2">{ root = NULL; }</text:p>
      <text:p text:style-name="P2">// ~IntBinaryTree() // Destructor</text:p>
      <text:p text:style-name="P2">// { tree_clear(root); }</text:p>
      <text:p text:style-name="P2">// void tree_clear(TreeNode* nodeptr);</text:p>
      <text:p text:style-name="P2">void insertNode(int);</text:p>
      <text:p text:style-name="P2">bool searchNode(int);</text:p>
      <text:p text:style-name="P2">void remove(int);</text:p>
      <text:p text:style-name="P2">void showNodesInOrder(void)</text:p>
      <text:p text:style-name="P2">{ displayInOrder(root); }</text:p>
      <text:p text:style-name="P2">};</text:p>
      <text:p text:style-name="P2">bool IntBinaryTree::searchNode(int num)</text:p>
      <text:p text:style-name="P2">{</text:p>
      <text:p text:style-name="P2">TreeNode *nodePtr = root;</text:p>
      <text:p text:style-name="P6"/>
      <text:p text:style-name="P2">while (nodePtr)</text:p>
      <text:p text:style-name="P2">{</text:p>
      <text:p text:style-name="P2">if (nodePtr-&gt;value == num)</text:p>
      <text:p text:style-name="P2">return true;</text:p>
      <text:p text:style-name="P2">else if (num &lt; nodePtr-&gt;value)</text:p>
      <text:p text:style-name="P2">nodePtr = nodePtr-&gt;left;</text:p>
      <text:p text:style-name="P2">else</text:p>
      <text:p text:style-name="P2">nodePtr = nodePtr-&gt;right;</text:p>
      <text:p text:style-name="P2">}</text:p>
      <text:p text:style-name="P2">return false;</text:p>
      <text:p text:style-name="P2">}</text:p>
      <text:p text:style-name="P2">void IntBinaryTree::makeDeletion(TreeNode *&amp;nodePtr)</text:p>
      <text:p text:style-name="P2"><text:soft-page-break/>{</text:p>
      <text:p text:style-name="P2">TreeNode *tempNodePtr; // Temporary pointer, used in</text:p>
      <text:p text:style-name="P2">// reattaching the left subtree.</text:p>
      <text:p text:style-name="P6"/>
      <text:p text:style-name="P2">if (nodePtr == NULL)</text:p>
      <text:p text:style-name="P2">cout &lt;&lt; "Cannot delete empty node.\n";</text:p>
      <text:p text:style-name="P2">else if (nodePtr-&gt;right == NULL)</text:p>
      <text:p text:style-name="P2">{</text:p>
      <text:p text:style-name="P2">tempNodePtr = nodePtr;</text:p>
      <text:p text:style-name="P2">nodePtr = nodePtr-&gt;left; // Reattach the left child</text:p>
      <text:p text:style-name="P2">delete tempNodePtr;</text:p>
      <text:p text:style-name="P2">}</text:p>
      <text:p text:style-name="P2">else if (nodePtr-&gt;left == NULL)</text:p>
      <text:p text:style-name="P2">{</text:p>
      <text:p text:style-name="P2">tempNodePtr = nodePtr;</text:p>
      <text:p text:style-name="P2">nodePtr = nodePtr-&gt;right; // Reattach the right child</text:p>
      <text:p text:style-name="P2">delete tempNodePtr;</text:p>
      <text:p text:style-name="P2">}</text:p>
      <text:p text:style-name="P2">// If the node has two children.</text:p>
      <text:p text:style-name="P2">else</text:p>
      <text:p text:style-name="P2">{</text:p>
      <text:p text:style-name="P2">// Move one node the right.</text:p>
      <text:p text:style-name="P2">tempNodePtr = nodePtr-&gt;right;</text:p>
      <text:p text:style-name="P2">// Go to the end left node.</text:p>
      <text:p text:style-name="P2">while (tempNodePtr-&gt;left)</text:p>
      <text:p text:style-name="P2">tempNodePtr = tempNodePtr-&gt;left;</text:p>
      <text:p text:style-name="P2">// Reattach the left subtree.</text:p>
      <text:p text:style-name="P2">tempNodePtr-&gt;left = nodePtr-&gt;left;</text:p>
      <text:p text:style-name="P2">tempNodePtr = nodePtr;</text:p>
      <text:p text:style-name="P2">// Reattach the right subtree.</text:p>
      <text:p text:style-name="P2">nodePtr = nodePtr-&gt;right;</text:p>
      <text:p text:style-name="P2">delete tempNodePtr;</text:p>
      <text:p text:style-name="P2">}</text:p>
      <text:p text:style-name="P2">}</text:p>
      <text:p text:style-name="P6"/>
      <text:p text:style-name="P6"/>
      <text:p text:style-name="P2">void IntBinaryTree::deleteNode(int num, TreeNode *&amp;nodePtr)</text:p>
      <text:p text:style-name="P2">{</text:p>
      <text:p text:style-name="P2">if (num &lt; nodePtr-&gt;value)</text:p>
      <text:p text:style-name="P2">deleteNode(num, nodePtr-&gt;left);</text:p>
      <text:p text:style-name="P2">else if (num &gt; nodePtr-&gt;value)</text:p>
      <text:p text:style-name="P2">deleteNode(num, nodePtr-&gt;right);</text:p>
      <text:p text:style-name="P2"><text:soft-page-break/>else</text:p>
      <text:p text:style-name="P2">makeDeletion(nodePtr);</text:p>
      <text:p text:style-name="P2">}</text:p>
      <text:p text:style-name="P6"/>
      <text:p text:style-name="P2">void IntBinaryTree::displayInOrder(TreeNode *nodePtr)</text:p>
      <text:p text:style-name="P2">{</text:p>
      <text:p text:style-name="P2">if (nodePtr)</text:p>
      <text:p text:style-name="P2">{</text:p>
      <text:p text:style-name="P2">displayInOrder(nodePtr-&gt;left);</text:p>
      <text:p text:style-name="P2">cout&lt;&lt; nodePtr-&gt;value &lt;&lt; endl;</text:p>
      <text:p text:style-name="P2">displayInOrder(nodePtr-&gt;right);</text:p>
      <text:p text:style-name="P2">}</text:p>
      <text:p text:style-name="P2">}</text:p>
      <text:p text:style-name="P6"/>
      <text:p text:style-name="P2">void IntBinaryTree::insertNode(int num)</text:p>
      <text:p text:style-name="P2">{</text:p>
      <text:p text:style-name="P2">TreeNode *newNode, // Pointer to a new node</text:p>
      <text:p text:style-name="P2">*nodePtr; // Pointer to traverse the tree</text:p>
      <text:p text:style-name="P6"/>
      <text:p text:style-name="P2">// Create a new node</text:p>
      <text:p text:style-name="P2">newNode = new TreeNode;</text:p>
      <text:p text:style-name="P2">newNode-&gt;value = num;</text:p>
      <text:p text:style-name="P2">newNode-&gt;left = newNode-&gt;right = NULL;</text:p>
      <text:p text:style-name="P6"/>
      <text:p text:style-name="P2">if (!root) // Is the tree empty?</text:p>
      <text:p text:style-name="P2">root = newNode;</text:p>
      <text:p text:style-name="P2">else</text:p>
      <text:p text:style-name="P2">{</text:p>
      <text:p text:style-name="P2">nodePtr = root; </text:p>
      <text:p text:style-name="P2">while (nodePtr != NULL)</text:p>
      <text:p text:style-name="P2">{ if (num &lt; nodePtr-&gt;value)</text:p>
      <text:p text:style-name="P2">{ if (nodePtr-&gt;left)</text:p>
      <text:p text:style-name="P2">nodePtr = nodePtr-&gt;left;</text:p>
      <text:p text:style-name="P2">else</text:p>
      <text:p text:style-name="P2">{ nodePtr-&gt;left = newNode;</text:p>
      <text:p text:style-name="P2">break;</text:p>
      <text:p text:style-name="P2">}</text:p>
      <text:p text:style-name="P2">}</text:p>
      <text:p text:style-name="P2">else if (num &gt; nodePtr-&gt;value)</text:p>
      <text:p text:style-name="P2">{ if (nodePtr-&gt;right)</text:p>
      <text:p text:style-name="P2">nodePtr = nodePtr-&gt;right;</text:p>
      <text:p text:style-name="P2">else</text:p>
      <text:p text:style-name="P2"><text:soft-page-break/>{ nodePtr-&gt;right = newNode;</text:p>
      <text:p text:style-name="P2">break;</text:p>
      <text:p text:style-name="P2">}</text:p>
      <text:p text:style-name="P2">}</text:p>
      <text:p text:style-name="P2">else</text:p>
      <text:p text:style-name="P2">{ cout &lt;&lt; "Duplicate value found in tree.\n";</text:p>
      <text:p text:style-name="P2">break;</text:p>
      <text:p text:style-name="P2">}</text:p>
      <text:p text:style-name="P2">} </text:p>
      <text:p text:style-name="P2">}</text:p>
      <text:p text:style-name="P2">}</text:p>
      <text:p text:style-name="P9"/>
      <text:p text:style-name="P2">int main()</text:p>
      <text:p text:style-name="P2">{</text:p>
      <text:p text:style-name="P2">IntBinaryTree tree;</text:p>
      <text:p text:style-name="P6"/>
      <text:p text:style-name="P2">cout &lt;&lt; "Inserting nodes.\n";</text:p>
      <text:p text:style-name="P2">tree.insertNode(5);</text:p>
      <text:p text:style-name="P2">tree.insertNode(8);</text:p>
      <text:p text:style-name="P2">tree.insertNode(3);</text:p>
      <text:p text:style-name="P2">tree.insertNode(12);</text:p>
      <text:p text:style-name="P2">tree.insertNode(9);</text:p>
      <text:p text:style-name="P2">if (tree.searchNode(3))</text:p>
      <text:p text:style-name="P2">cout &lt;&lt; "3 is found in the tree.\n";</text:p>
      <text:p text:style-name="P2">else</text:p>
      <text:p text:style-name="P2">cout &lt;&lt; "3 was not found in the tree.\n";</text:p>
      <text:p text:style-name="P6"/>
      <text:p text:style-name="P2">// IntBinaryTree tree;</text:p>
      <text:p text:style-name="P6"/>
      <text:p text:style-name="P2">// cout &lt;&lt; "Inserting nodes. ";</text:p>
      <text:p text:style-name="P2">// tree.insertNode(5);</text:p>
      <text:p text:style-name="P2">// tree.insertNode(8);</text:p>
      <text:p text:style-name="P2">// tree.insertNode(3);</text:p>
      <text:p text:style-name="P2">// tree.insertNode(12);</text:p>
      <text:p text:style-name="P2">// tree.insertNode(9);</text:p>
      <text:p text:style-name="P2">// cout &lt;&lt; "Done.\n";</text:p>
      <text:p text:style-name="P2">}</text:p>
      <text:p text:style-name="P6"/>
      <text:p text:style-name="P3">------------------------------------------------------------------------------------------------------------------</text:p>
      <text:p text:style-name="P3">// Binary Search Tree Implementation.. //SIR KHURRAM</text:p>
      <text:p text:style-name="P2"><text:soft-page-break/>// @KS.</text:p>
      <text:p text:style-name="P2">#include&lt;iostream&gt;</text:p>
      <text:p text:style-name="P2">using namespace std;</text:p>
      <text:p text:style-name="P6"/>
      <text:p text:style-name="P2">class Node {</text:p>
      <text:p text:style-name="P2">public:</text:p>
      <text:p text:style-name="P2">int data;</text:p>
      <text:p text:style-name="P2">Node* left; </text:p>
      <text:p text:style-name="P2">Node* right;</text:p>
      <text:p text:style-name="P2">Node(int data){</text:p>
      <text:p text:style-name="P2">this-&gt;data= data;</text:p>
      <text:p text:style-name="P2">left= right= NULL;</text:p>
      <text:p text:style-name="P2">}</text:p>
      <text:p text:style-name="P2">};</text:p>
      <text:p text:style-name="P2">class BinarySearchTree{</text:p>
      <text:p text:style-name="P2">public:</text:p>
      <text:p text:style-name="P2">Node* root;</text:p>
      <text:p text:style-name="P2">BinarySearchTree(){</text:p>
      <text:p text:style-name="P2">root= NULL;</text:p>
      <text:p text:style-name="P2">}</text:p>
      <text:p text:style-name="P2">Node* insert( Node* root, int val);</text:p>
      <text:p text:style-name="P2">Node* DeleteNodeInBST(Node* root,int data);</text:p>
      <text:p text:style-name="P2">Node* inOrderTraversal( Node* root);</text:p>
      <text:p text:style-name="P2">Node* preOrderTraversal( Node* root);</text:p>
      <text:p text:style-name="P2">Node* postOrderTraversal( Node* root);</text:p>
      <text:p text:style-name="P2">Node* merge( Node* r1, Node* r2);</text:p>
      <text:p text:style-name="P2">Node* FindMax(Node* root);</text:p>
      <text:p text:style-name="P2">int leafCount (Node* root);</text:p>
      <text:p text:style-name="P2">int treeHeight(Node *root);</text:p>
      <text:p text:style-name="P2">};</text:p>
      <text:p text:style-name="P6"/>
      <text:p text:style-name="P2">int main (){</text:p>
      <text:p text:style-name="P2">BinarySearchTree tree1, tree2;</text:p>
      <text:p text:style-name="P2">tree1.insert(tree1.root,10);</text:p>
      <text:p text:style-name="P2">tree1.insert(tree1.root, 8);</text:p>
      <text:p text:style-name="P2">tree1.insert(tree1.root, 6);</text:p>
      <text:p text:style-name="P2">tree1.insert(tree1.root, 9);</text:p>
      <text:p text:style-name="P2">tree1.insert(tree1.root, 15);</text:p>
      <text:p text:style-name="P2">tree1.insert(tree1.root, 14);</text:p>
      <text:p text:style-name="P2">tree1.insert(tree1.root, 20);</text:p>
      <text:p text:style-name="P2">// tree.DeleteNodeInBST(tree.root ,9);</text:p>
      <text:p text:style-name="P2">cout&lt;&lt;"In Order Print (left--Root--Right)"&lt;&lt;endl;</text:p>
      <text:p text:style-name="P2"><text:soft-page-break/>tree1.inOrderTraversal(tree1.root);</text:p>
      <text:p text:style-name="P2">cout&lt;&lt;"\n-----------------------"&lt;&lt;endl;</text:p>
      <text:p text:style-name="P2">cout&lt;&lt;"Pre Order Print (Root--left--Right)"&lt;&lt;endl;</text:p>
      <text:p text:style-name="P2">tree1.preOrderTraversal(tree1.root); </text:p>
      <text:p text:style-name="P2">cout&lt;&lt;"\n-----------------------"&lt;&lt;endl;</text:p>
      <text:p text:style-name="P2">cout&lt;&lt;"Post Order Print (left--Right--Root)"&lt;&lt;endl;</text:p>
      <text:p text:style-name="P6"/>
      <text:p text:style-name="P2">tree1.postOrderTraversal(tree1.root);</text:p>
      <text:p text:style-name="P2">cout&lt;&lt;"\n\nThe total leaf node in tree are: "&lt;&lt; tree1.leafCount(tree1.root);</text:p>
      <text:p text:style-name="P2">cout&lt;&lt;"\n\nThe height of root node is : "&lt;&lt; tree1.treeHeight(tree1.root);</text:p>
      <text:p text:style-name="P2">// Merge .</text:p>
      <text:p text:style-name="P2">tree2.insert(tree2.root, 7);</text:p>
      <text:p text:style-name="P2">tree2.insert(tree2.root, 33);</text:p>
      <text:p text:style-name="P2">tree1.merge(tree2.root, tree1.root);</text:p>
      <text:p text:style-name="P2">cout&lt;&lt;"\n\nAfter Merging"&lt;&lt;endl;</text:p>
      <text:p text:style-name="P2">cout&lt;&lt;"In Order Print (left--Root--Right)"&lt;&lt;endl;</text:p>
      <text:p text:style-name="P2">tree1.inOrderTraversal(tree1.root);</text:p>
      <text:p text:style-name="P2">cout&lt;&lt;"\n\nThe total leaf node in tree are: "&lt;&lt; tree1.leafCount(tree1.root);</text:p>
      <text:p text:style-name="P2">cout&lt;&lt;"\n\nThe height of root node is : "&lt;&lt; tree1.treeHeight(tree1.root);</text:p>
      <text:p text:style-name="P2">return 0;</text:p>
      <text:p text:style-name="P2">}</text:p>
      <text:p text:style-name="P6"/>
      <text:p text:style-name="P2">Node* BinarySearchTree::FindMax(Node* r){</text:p>
      <text:p text:style-name="P2">while(r-&gt;right!=NULL){</text:p>
      <text:p text:style-name="P2">r= r-&gt;right;</text:p>
      <text:p text:style-name="P2">}</text:p>
      <text:p text:style-name="P2">return r;</text:p>
      <text:p text:style-name="P2">}</text:p>
      <text:p text:style-name="P6"/>
      <text:p text:style-name="P2">Node* BinarySearchTree::insert(Node* r, int val ){</text:p>
      <text:p text:style-name="P2">if (r==NULL)</text:p>
      <text:p text:style-name="P2">{</text:p>
      <text:p text:style-name="P2">Node* t= new Node(val);</text:p>
      <text:p text:style-name="P2">if (r==root)</text:p>
      <text:p text:style-name="P2">root= r=t;</text:p>
      <text:p text:style-name="P2">else</text:p>
      <text:p text:style-name="P2">r=t;</text:p>
      <text:p text:style-name="P2">return r;</text:p>
      <text:p text:style-name="P2">}</text:p>
      <text:p text:style-name="P2">// else if (r-&gt;data== val){</text:p>
      <text:p text:style-name="P2">// //cout&lt;&lt;"Duplicate Record "&lt;&lt;val;</text:p>
      <text:p text:style-name="P2">// return r;</text:p>
      <text:p text:style-name="P2"><text:soft-page-break/>// }</text:p>
      <text:p text:style-name="P2">else if (val &lt; r-&gt;data)</text:p>
      <text:p text:style-name="P2">r-&gt;left = insert(r-&gt;left , val );</text:p>
      <text:p text:style-name="P2">else if (val &gt; r-&gt;data)</text:p>
      <text:p text:style-name="P2">r-&gt;right= insert( r-&gt;right,val);</text:p>
      <text:p text:style-name="P6"/>
      <text:p text:style-name="P2">}</text:p>
      <text:p text:style-name="P2">Node * BinarySearchTree::DeleteNodeInBST(Node* root, int data)</text:p>
      <text:p text:style-name="P2">{</text:p>
      <text:p text:style-name="P2">if(root==NULL)</text:p>
      <text:p text:style-name="P2">return root;</text:p>
      <text:p text:style-name="P2">else if(data&lt;root-&gt;data)</text:p>
      <text:p text:style-name="P2">root-&gt;left = DeleteNodeInBST(root-&gt;left, data);</text:p>
      <text:p text:style-name="P2">else if (data&gt; root-&gt;data)</text:p>
      <text:p text:style-name="P2">root-&gt;right = DeleteNodeInBST(root-&gt;right, data);</text:p>
      <text:p text:style-name="P2">else</text:p>
      <text:p text:style-name="P2">{</text:p>
      <text:p text:style-name="P2">//No child</text:p>
      <text:p text:style-name="P2">if(root-&gt;right == NULL &amp;&amp; root-&gt;left == NULL)</text:p>
      <text:p text:style-name="P2">{</text:p>
      <text:p text:style-name="P2">delete root;</text:p>
      <text:p text:style-name="P2">root = NULL; </text:p>
      <text:p text:style-name="P2">return root;</text:p>
      <text:p text:style-name="P2">}</text:p>
      <text:p text:style-name="P2">//One child on left</text:p>
      <text:p text:style-name="P2">else if(root-&gt;right == NULL)</text:p>
      <text:p text:style-name="P2">{</text:p>
      <text:p text:style-name="P2">Node* temp = root;</text:p>
      <text:p text:style-name="P2">root= root-&gt;left;</text:p>
      <text:p text:style-name="P2">delete temp;</text:p>
      <text:p text:style-name="P2">}</text:p>
      <text:p text:style-name="P2">//One child on right</text:p>
      <text:p text:style-name="P2">else if(root-&gt;left == NULL)</text:p>
      <text:p text:style-name="P2">{</text:p>
      <text:p text:style-name="P2">Node* temp = root;</text:p>
      <text:p text:style-name="P2">root= root-&gt;right;</text:p>
      <text:p text:style-name="P2">delete temp;</text:p>
      <text:p text:style-name="P2">}</text:p>
      <text:p text:style-name="P2">//two child</text:p>
      <text:p text:style-name="P2">else</text:p>
      <text:p text:style-name="P2">{</text:p>
      <text:p text:style-name="P2">Node* temp = FindMax(root-&gt;left);</text:p>
      <text:p text:style-name="P2"><text:soft-page-break/>root-&gt;data = temp-&gt;data;</text:p>
      <text:p text:style-name="P2">root-&gt;left = DeleteNodeInBST(root-&gt;left, temp-&gt;data);</text:p>
      <text:p text:style-name="P2">}</text:p>
      <text:p text:style-name="P2">}</text:p>
      <text:p text:style-name="P2">return root;</text:p>
      <text:p text:style-name="P2">}</text:p>
      <text:p text:style-name="P9"/>
      <text:p text:style-name="P2">Node * BinarySearchTree::inOrderTraversal( Node* r){</text:p>
      <text:p text:style-name="P2">if (r == NULL)</text:p>
      <text:p text:style-name="P2">return NULL;</text:p>
      <text:p text:style-name="P2">/* first recur on left child */</text:p>
      <text:p text:style-name="P2">inOrderTraversal(r-&gt;left);</text:p>
      <text:p text:style-name="P2">/* then print the data of node */</text:p>
      <text:p text:style-name="P2">cout &lt;&lt; " "&lt;&lt; r-&gt;data &lt;&lt; " -&gt; ";</text:p>
      <text:p text:style-name="P2">/* now recur on right child */</text:p>
      <text:p text:style-name="P2">inOrderTraversal(r-&gt;right);</text:p>
      <text:p text:style-name="P2">}</text:p>
      <text:p text:style-name="P6"/>
      <text:p text:style-name="P2">Node* BinarySearchTree::preOrderTraversal( Node* r){</text:p>
      <text:p text:style-name="P2">if (r == NULL)</text:p>
      <text:p text:style-name="P2">return NULL;</text:p>
      <text:p text:style-name="P2">cout &lt;&lt; " "&lt;&lt; r-&gt;data &lt;&lt; " -&gt; ";</text:p>
      <text:p text:style-name="P2">preOrderTraversal(r-&gt;left);</text:p>
      <text:p text:style-name="P2">preOrderTraversal(r-&gt;right); </text:p>
      <text:p text:style-name="P2">}</text:p>
      <text:p text:style-name="P2">Node* BinarySearchTree::postOrderTraversal( Node* r){</text:p>
      <text:p text:style-name="P2">if (r == NULL)</text:p>
      <text:p text:style-name="P2">return NULL;</text:p>
      <text:p text:style-name="P2">postOrderTraversal(r-&gt;left);</text:p>
      <text:p text:style-name="P2">postOrderTraversal(r-&gt;right); </text:p>
      <text:p text:style-name="P2">cout &lt;&lt; " "&lt;&lt; r-&gt;data &lt;&lt; " -&gt; ";</text:p>
      <text:p text:style-name="P2">}</text:p>
      <text:p text:style-name="P6"/>
      <text:p text:style-name="P2">int BinarySearchTree::leafCount(Node * r){</text:p>
      <text:p text:style-name="P2">int static count= 0;</text:p>
      <text:p text:style-name="P2">if(r == NULL)</text:p>
      <text:p text:style-name="P2">return 0;</text:p>
      <text:p text:style-name="P2">else if(r-&gt;left == NULL &amp;&amp; r-&gt;right == NULL)</text:p>
      <text:p text:style-name="P2">return 1;</text:p>
      <text:p text:style-name="P6"/>
      <text:p text:style-name="P2">return count + leafCount(r-&gt;left) + leafCount(r-&gt;right);</text:p>
      <text:p text:style-name="P2"><text:soft-page-break/>}</text:p>
      <text:p text:style-name="P6"/>
      <text:p text:style-name="P2">int BinarySearchTree::treeHeight(Node *root)</text:p>
      <text:p text:style-name="P2">{</text:p>
      <text:p text:style-name="P2">int static l_height=0;</text:p>
      <text:p text:style-name="P2">int static r_height=0;</text:p>
      <text:p text:style-name="P2">if (root == NULL)</text:p>
      <text:p text:style-name="P2">return -1;</text:p>
      <text:p text:style-name="P2">else</text:p>
      <text:p text:style-name="P2">{</text:p>
      <text:p text:style-name="P2">l_height = treeHeight(root-&gt;left);</text:p>
      <text:p text:style-name="P2">r_height = treeHeight(root-&gt;right);</text:p>
      <text:p text:style-name="P2">if (l_height &gt; r_height)</text:p>
      <text:p text:style-name="P2">return (l_height + 1);</text:p>
      <text:p text:style-name="P2">else</text:p>
      <text:p text:style-name="P2">return (r_height + 1);</text:p>
      <text:p text:style-name="P2">}</text:p>
      <text:p text:style-name="P2">}</text:p>
      <text:p text:style-name="P2">// This method will merge tree1 into tree2</text:p>
      <text:p text:style-name="P2">Node * BinarySearchTree::merge( Node* r1, Node* r2){</text:p>
      <text:p text:style-name="P2">if (r1 == NULL)</text:p>
      <text:p text:style-name="P2">return NULL;</text:p>
      <text:p text:style-name="P2">/* first recur on left child */</text:p>
      <text:p text:style-name="P2">merge(r1-&gt;left, r2);</text:p>
      <text:p text:style-name="P2">insert(r2, r1-&gt;data);</text:p>
      <text:p text:style-name="P2">/* now recur on right child */</text:p>
      <text:p text:style-name="P2">merge(r1-&gt;right, r2);</text:p>
      <text:p text:style-name="P2">}</text:p>
      <text:p text:style-name="P6"/>
      <text:p text:style-name="P3">------------------------------------------------------------------------------------------------------------------</text:p>
      <text:p text:style-name="P3">//BST TO AVL</text:p>
      <text:p text:style-name="P8"><text:line-break/></text:p>
      <text:p text:style-name="P2">#include&lt;iostream&gt;</text:p>
      <text:p text:style-name="P2">using namespace std;</text:p>
      <text:p text:style-name="P2">class node{</text:p>
      <text:p text:style-name="P2">public:</text:p>
      <text:p text:style-name="P2">node *left;</text:p>
      <text:p text:style-name="P2">node*right;</text:p>
      <text:p text:style-name="P2">int data;</text:p>
      <text:p text:style-name="P2"><text:soft-page-break/>int height;</text:p>
      <text:p text:style-name="P2">node(int data)</text:p>
      <text:p text:style-name="P2">{</text:p>
      <text:p text:style-name="P2">this-&gt;data=data;</text:p>
      <text:p text:style-name="P2">height=0;</text:p>
      <text:p text:style-name="P2">left=right=NULL;</text:p>
      <text:p text:style-name="P2">}</text:p>
      <text:p text:style-name="P2">};</text:p>
      <text:p text:style-name="P2">class AVLtree{</text:p>
      <text:p text:style-name="P2">private:</text:p>
      <text:p text:style-name="P2">node*root;</text:p>
      <text:p text:style-name="P2">void makeEmpty(node* t);</text:p>
      <text:p text:style-name="P2">node* insert(int x,node*t);</text:p>
      <text:p text:style-name="P2">node* singleleftrotate(node* &amp;C);</text:p>
      <text:p text:style-name="P2">node* singlerightrotate(node*&amp;C);</text:p>
      <text:p text:style-name="P2">node* doubleleftrightrotate(node* &amp;C);</text:p>
      <text:p text:style-name="P2">node* doublerightleftrotate(node* &amp;C);</text:p>
      <text:p text:style-name="P2">node*findmin(node*t);</text:p>
      <text:p text:style-name="P2">node*findmax(node *t);</text:p>
      <text:p text:style-name="P2">node *remove(int x,node*t);</text:p>
      <text:p text:style-name="P2">int height(node*t);</text:p>
      <text:p text:style-name="P2">int getBalance(node*t);</text:p>
      <text:p text:style-name="P2">void inorder(node *t);</text:p>
      <text:p text:style-name="P2">public:</text:p>
      <text:p text:style-name="P2">AVLtree()</text:p>
      <text:p text:style-name="P2">{</text:p>
      <text:p text:style-name="P2">root=NULL;</text:p>
      <text:p text:style-name="P2">}</text:p>
      <text:p text:style-name="P2">void insert(int x){</text:p>
      <text:p text:style-name="P2">root=insert(x,root);</text:p>
      <text:p text:style-name="P2">}</text:p>
      <text:p text:style-name="P2">void remove(int x)</text:p>
      <text:p text:style-name="P2">{</text:p>
      <text:p text:style-name="P2">root=remove(x,root);</text:p>
      <text:p text:style-name="P2">}</text:p>
      <text:p text:style-name="P2">void display()</text:p>
      <text:p text:style-name="P2">{</text:p>
      <text:p text:style-name="P2">inorder(root);</text:p>
      <text:p text:style-name="P2">cout&lt;&lt;endl;</text:p>
      <text:p text:style-name="P2">}</text:p>
      <text:p text:style-name="P6"/>
      <text:p text:style-name="P2">};</text:p>
      <text:p text:style-name="P6"><text:soft-page-break/></text:p>
      <text:p text:style-name="P2">int main()</text:p>
      <text:p text:style-name="P2">{</text:p>
      <text:p text:style-name="P2">AVLtree tree;</text:p>
      <text:p text:style-name="P2">tree.insert(3);</text:p>
      <text:p text:style-name="P2">tree.insert(4);</text:p>
      <text:p text:style-name="P2">tree.insert(5);</text:p>
      <text:p text:style-name="P2">tree.insert(6);</text:p>
      <text:p text:style-name="P2">tree.insert(7);</text:p>
      <text:p text:style-name="P2">tree.display();</text:p>
      <text:p text:style-name="P2">return 0;</text:p>
      <text:p text:style-name="P2">}</text:p>
      <text:p text:style-name="P6"/>
      <text:p text:style-name="P2">node* AVLtree::singleleftrotate(node* &amp;A)</text:p>
      <text:p text:style-name="P2">{</text:p>
      <text:p text:style-name="P2">node* newRoot = A-&gt;right;</text:p>
      <text:p text:style-name="P2">A-&gt;right = newRoot-&gt;left;</text:p>
      <text:p text:style-name="P2">newRoot-&gt;left = A;</text:p>
      <text:p text:style-name="P2">A-&gt;height = max(height(A -&gt;left), height(A -&gt;right)) + 1;</text:p>
      <text:p text:style-name="P2">newRoot -&gt;height = max(height(newRoot-&gt;right), A-&gt;height) + 1;</text:p>
      <text:p text:style-name="P2">return newRoot;</text:p>
      <text:p text:style-name="P2">}</text:p>
      <text:p text:style-name="P6"/>
      <text:p text:style-name="P2">node* AVLtree::singlerightrotate(node* &amp;C)</text:p>
      <text:p text:style-name="P2">{</text:p>
      <text:p text:style-name="P2">node* newRoot = C-&gt;left;</text:p>
      <text:p text:style-name="P2">C-&gt;left = newRoot-&gt;right;</text:p>
      <text:p text:style-name="P2">newRoot-&gt;right = C;</text:p>
      <text:p text:style-name="P2">C-&gt;height = max(height(C -&gt;left), height(C -&gt;right)) + 1;</text:p>
      <text:p text:style-name="P2">newRoot -&gt;height = max(height(newRoot-&gt;left), C-&gt;height) + 1;</text:p>
      <text:p text:style-name="P2">return newRoot;</text:p>
      <text:p text:style-name="P2">}</text:p>
      <text:p text:style-name="P6"/>
      <text:p text:style-name="P2">node* AVLtree::doubleleftrightrotate(node*&amp; t)</text:p>
      <text:p text:style-name="P2">{</text:p>
      <text:p text:style-name="P2">t-&gt;left = singleleftrotate(t-&gt;left);</text:p>
      <text:p text:style-name="P2">return singlerightrotate(t);</text:p>
      <text:p text:style-name="P2">}</text:p>
      <text:p text:style-name="P6"/>
      <text:p text:style-name="P2">node* AVLtree::doublerightleftrotate(node*&amp; t)</text:p>
      <text:p text:style-name="P2">{</text:p>
      <text:p text:style-name="P2">t-&gt;right = singlerightrotate(t-&gt;right);</text:p>
      <text:p text:style-name="P2"><text:soft-page-break/>return singleleftrotate(t);</text:p>
      <text:p text:style-name="P2">}</text:p>
      <text:p text:style-name="P6"/>
      <text:p text:style-name="P2">void AVLtree::inorder(node *t)</text:p>
      <text:p text:style-name="P2">{</text:p>
      <text:p text:style-name="P2">if(t==NULL)</text:p>
      <text:p text:style-name="P2">return;</text:p>
      <text:p text:style-name="P2">inorder(t-&gt;left);</text:p>
      <text:p text:style-name="P2">cout&lt;&lt;t-&gt;data&lt;&lt;" -&gt;";</text:p>
      <text:p text:style-name="P2">inorder(t-&gt;right);</text:p>
      <text:p text:style-name="P2">}</text:p>
      <text:p text:style-name="P2">int AVLtree::height(node* t)</text:p>
      <text:p text:style-name="P2">{</text:p>
      <text:p text:style-name="P2">return(t==NULL ? -1 : t-&gt;height);</text:p>
      <text:p text:style-name="P2">}</text:p>
      <text:p text:style-name="P2">int AVLtree::getBalance(node*t)</text:p>
      <text:p text:style-name="P2">{</text:p>
      <text:p text:style-name="P2">if(t==NULL)</text:p>
      <text:p text:style-name="P2">return 0;</text:p>
      <text:p text:style-name="P2">else </text:p>
      <text:p text:style-name="P2">return height(t-&gt;left) - height(t-&gt;right);</text:p>
      <text:p text:style-name="P2">}</text:p>
      <text:p text:style-name="P2">node *AVLtree::findmin(node *t)</text:p>
      <text:p text:style-name="P2">{</text:p>
      <text:p text:style-name="P2">if(t==NULL)</text:p>
      <text:p text:style-name="P2">return NULL;</text:p>
      <text:p text:style-name="P2">else if(t-&gt;left==NULL)</text:p>
      <text:p text:style-name="P2">return t;</text:p>
      <text:p text:style-name="P2">else </text:p>
      <text:p text:style-name="P2">return findmin(t-&gt;left);</text:p>
      <text:p text:style-name="P2">}</text:p>
      <text:p text:style-name="P6"/>
      <text:p text:style-name="P2">node *AVLtree::findmax(node *t)</text:p>
      <text:p text:style-name="P2">{</text:p>
      <text:p text:style-name="P2">if(t==NULL)</text:p>
      <text:p text:style-name="P2">return NULL;</text:p>
      <text:p text:style-name="P2">else if(t-&gt;right==NULL)</text:p>
      <text:p text:style-name="P2">return t;</text:p>
      <text:p text:style-name="P2">else </text:p>
      <text:p text:style-name="P2">return findmax(t-&gt;right);</text:p>
      <text:p text:style-name="P2">}</text:p>
      <text:p text:style-name="P2">void AVLtree::makeEmpty(node* t) {</text:p>
      <text:p text:style-name="P2"><text:soft-page-break/>if(t == NULL)</text:p>
      <text:p text:style-name="P2">return;</text:p>
      <text:p text:style-name="P2">makeEmpty(t-&gt;left);</text:p>
      <text:p text:style-name="P2">makeEmpty(t-&gt;right);</text:p>
      <text:p text:style-name="P2">delete t;</text:p>
      <text:p text:style-name="P2">}</text:p>
      <text:p text:style-name="P2">node* AVLtree:: insert(int x, node* t)</text:p>
      <text:p text:style-name="P2">{</text:p>
      <text:p text:style-name="P2">if(t == NULL)</text:p>
      <text:p text:style-name="P2">{</text:p>
      <text:p text:style-name="P2">t = new node (x);</text:p>
      <text:p text:style-name="P2">}</text:p>
      <text:p text:style-name="P2">else if(x &lt; t-&gt;data)</text:p>
      <text:p text:style-name="P2">{</text:p>
      <text:p text:style-name="P2">t-&gt;left = insert(x, t-&gt;left);</text:p>
      <text:p text:style-name="P2">if(height(t-&gt;left) - height(t-&gt;right) == 2)</text:p>
      <text:p text:style-name="P2">{</text:p>
      <text:p text:style-name="P2">if(x &lt; t-&gt;left-&gt;data)</text:p>
      <text:p text:style-name="P2">t = singlerightrotate(t);</text:p>
      <text:p text:style-name="P2">else</text:p>
      <text:p text:style-name="P2">t = doubleleftrightrotate(t);</text:p>
      <text:p text:style-name="P2">}</text:p>
      <text:p text:style-name="P2">}</text:p>
      <text:p text:style-name="P2">else if(x &gt; t-&gt;data)</text:p>
      <text:p text:style-name="P2">{</text:p>
      <text:p text:style-name="P2">t-&gt;right = insert(x, t-&gt;right);</text:p>
      <text:p text:style-name="P2">if(height(t-&gt;right) - height(t-&gt;left) == 2)</text:p>
      <text:p text:style-name="P2">{</text:p>
      <text:p text:style-name="P2">if(x &gt; t-&gt;right-&gt;data)</text:p>
      <text:p text:style-name="P2">t = singleleftrotate(t);</text:p>
      <text:p text:style-name="P2">else</text:p>
      <text:p text:style-name="P2">t = doublerightleftrotate(t);</text:p>
      <text:p text:style-name="P2">}</text:p>
      <text:p text:style-name="P2">}</text:p>
      <text:p text:style-name="P6"/>
      <text:p text:style-name="P2">t-&gt;height = max(height(t-&gt;left), height(t-&gt;right))+1;</text:p>
      <text:p text:style-name="P2">return t;</text:p>
      <text:p text:style-name="P2">}</text:p>
      <text:p text:style-name="P2">node* AVLtree::remove(int x, node* t)</text:p>
      <text:p text:style-name="P2">{</text:p>
      <text:p text:style-name="P2">node* temp;</text:p>
      <text:p text:style-name="P6"/>
      <text:p text:style-name="P2"><text:soft-page-break/>// Element not found</text:p>
      <text:p text:style-name="P2">if(t == NULL)</text:p>
      <text:p text:style-name="P2">return NULL;</text:p>
      <text:p text:style-name="P6"/>
      <text:p text:style-name="P2">// Searching for element</text:p>
      <text:p text:style-name="P2">else if(x &lt; t-&gt;data)</text:p>
      <text:p text:style-name="P2">t-&gt;left = remove(x, t-&gt;left);</text:p>
      <text:p text:style-name="P2">else if(x &gt; t-&gt;data)</text:p>
      <text:p text:style-name="P2">t-&gt;right = remove(x, t-&gt;right);</text:p>
      <text:p text:style-name="P6"/>
      <text:p text:style-name="P2">// Element found</text:p>
      <text:p text:style-name="P2">// With 2 children</text:p>
      <text:p text:style-name="P2">else if(t-&gt;left &amp;&amp; t-&gt;right)</text:p>
      <text:p text:style-name="P2">{</text:p>
      <text:p text:style-name="P2">temp = findmin(t-&gt;right);</text:p>
      <text:p text:style-name="P2">t-&gt;data = temp-&gt;data;</text:p>
      <text:p text:style-name="P2">t-&gt;right = remove(t-&gt;data, t-&gt;right);</text:p>
      <text:p text:style-name="P2">}</text:p>
      <text:p text:style-name="P2">// With one or zero child</text:p>
      <text:p text:style-name="P2">else</text:p>
      <text:p text:style-name="P2">{</text:p>
      <text:p text:style-name="P2">temp = t;</text:p>
      <text:p text:style-name="P2">if(t-&gt;left == NULL)</text:p>
      <text:p text:style-name="P2">t = t-&gt;right;</text:p>
      <text:p text:style-name="P2">else if(t-&gt;right == NULL)</text:p>
      <text:p text:style-name="P2">t = t-&gt;left;</text:p>
      <text:p text:style-name="P2">delete temp;</text:p>
      <text:p text:style-name="P2">}</text:p>
      <text:p text:style-name="P2">if(t == NULL)</text:p>
      <text:p text:style-name="P2">return t;</text:p>
      <text:p text:style-name="P6"/>
      <text:p text:style-name="P2">t-&gt;height = max(height(t-&gt;left), height(t-&gt;right))+1;</text:p>
      <text:p text:style-name="P6"/>
      <text:p text:style-name="P2">// If node is unbalanced</text:p>
      <text:p text:style-name="P2">// If left node is deleted, right case</text:p>
      <text:p text:style-name="P2">if(height(t-&gt;left) - height(t-&gt;right) == 2)</text:p>
      <text:p text:style-name="P2">{</text:p>
      <text:p text:style-name="P2">// right right case</text:p>
      <text:p text:style-name="P2">if(height(t-&gt;left-&gt;left) - height(t-&gt;left-&gt;right) == 1)</text:p>
      <text:p text:style-name="P2">return singleleftrotate(t);</text:p>
      <text:p text:style-name="P2">// right left case</text:p>
      <text:p text:style-name="P2">else</text:p>
      <text:p text:style-name="P2"><text:soft-page-break/>return doublerightleftrotate(t);</text:p>
      <text:p text:style-name="P2">}</text:p>
      <text:p text:style-name="P2">// If right node is deleted, left case</text:p>
      <text:p text:style-name="P2">else if(height(t-&gt;right) - height(t-&gt;left) == 2)</text:p>
      <text:p text:style-name="P2">{</text:p>
      <text:p text:style-name="P2">// left left case</text:p>
      <text:p text:style-name="P2">if(height(t-&gt;right-&gt;right) - height(t-&gt;right-&gt;left) == 1)</text:p>
      <text:p text:style-name="P2">return singlerightrotate(t);</text:p>
      <text:p text:style-name="P2">// left right case</text:p>
      <text:p text:style-name="P2">else</text:p>
      <text:p text:style-name="P2">return doubleleftrightrotate(t);</text:p>
      <text:p text:style-name="P2">}</text:p>
      <text:p text:style-name="P2">return t;</text:p>
      <text:p text:style-name="P2">}</text:p>
      <text:p text:style-name="P2">--------------------------------------------------------------------------------------------------------------<text:span text:style-name="T1">----</text:span></text:p>
      <text:p text:style-name="P3">//HASHIN LINEAR MAHAD</text:p>
      <text:p text:style-name="P8"><text:line-break/></text:p>
      <text:p text:style-name="P2">#include&lt;iostream&gt;</text:p>
      <text:p text:style-name="P2">#include&lt;string&gt;</text:p>
      <text:p text:style-name="P6"/>
      <text:p text:style-name="P2">using namespace std;</text:p>
      <text:p text:style-name="P6"/>
      <text:p text:style-name="P2">class Students{</text:p>
      <text:p text:style-name="P2">public:</text:p>
      <text:p text:style-name="P2">int rollNo;</text:p>
      <text:p text:style-name="P2">// string name;</text:p>
      <text:p text:style-name="P6"/>
      <text:p text:style-name="P2">Students(){</text:p>
      <text:p text:style-name="P6"/>
      <text:p text:style-name="P2">}</text:p>
      <text:p text:style-name="P6"/>
      <text:p text:style-name="P2">};</text:p>
      <text:p text:style-name="P6"/>
      <text:p text:style-name="P2">class Hashtable {</text:p>
      <text:p text:style-name="P2">Students **arr;</text:p>
      <text:p text:style-name="P2">int size;</text:p>
      <text:p text:style-name="P2">int count;</text:p>
      <text:p text:style-name="P2">public:</text:p>
      <text:p text:style-name="P6"/>
      <text:p text:style-name="P2"><text:soft-page-break/>Hashtable(int s){</text:p>
      <text:p text:style-name="P2">size = s;</text:p>
      <text:p text:style-name="P2">count = 0;</text:p>
      <text:p text:style-name="P2">arr = new Students*[size];</text:p>
      <text:p text:style-name="P6"/>
      <text:p text:style-name="P2">for(int i =0 ; i&lt;size ; i++)</text:p>
      <text:p text:style-name="P2">arr[i] = NULL;</text:p>
      <text:p text:style-name="P2">}</text:p>
      <text:p text:style-name="P6"/>
      <text:p text:style-name="P2">int hashin(int n){</text:p>
      <text:p text:style-name="P2">return n%size;</text:p>
      <text:p text:style-name="P2">}</text:p>
      <text:p text:style-name="P9"/>
      <text:p text:style-name="P2">void insert(int key){ /// ,string value</text:p>
      <text:p text:style-name="P2">if(count == size){</text:p>
      <text:p text:style-name="P2">cout&lt;&lt;"hash is full";</text:p>
      <text:p text:style-name="P2">return;</text:p>
      <text:p text:style-name="P2">}</text:p>
      <text:p text:style-name="P6"/>
      <text:p text:style-name="P2">int hashindex = hashin(key);</text:p>
      <text:p text:style-name="P2">while(arr[hashindex] != NULL){</text:p>
      <text:p text:style-name="P2">hashindex = (hashindex +1) %size;</text:p>
      <text:p text:style-name="P2">}</text:p>
      <text:p text:style-name="P2">arr[hashindex] = new Students();</text:p>
      <text:p text:style-name="P2">arr[hashindex]-&gt;rollNo = key;</text:p>
      <text:p text:style-name="P2">// arr[hashindex]-&gt;name = value;</text:p>
      <text:p text:style-name="P2">count++;</text:p>
      <text:p text:style-name="P2">}</text:p>
      <text:p text:style-name="P6"/>
      <text:p text:style-name="P2">int search (int key){</text:p>
      <text:p text:style-name="P2">if(count == 0){</text:p>
      <text:p text:style-name="P2">cout&lt;&lt; "empty";</text:p>
      <text:p text:style-name="P2">}</text:p>
      <text:p text:style-name="P2">int hashindex = hashin(key);</text:p>
      <text:p text:style-name="P2">int temp = hashindex;</text:p>
      <text:p text:style-name="P2">while(true){</text:p>
      <text:p text:style-name="P2">if(arr[hashindex] == NULL)</text:p>
      <text:p text:style-name="P2">hashindex = (hashindex +1)%size;</text:p>
      <text:p text:style-name="P2">else if(arr[hashindex]-&gt;rollNo != key)</text:p>
      <text:p text:style-name="P2">hashindex = (hashindex +1) %size;</text:p>
      <text:p text:style-name="P2">else</text:p>
      <text:p text:style-name="P2"><text:soft-page-break/>break;</text:p>
      <text:p text:style-name="P6"/>
      <text:p text:style-name="P2">if(hashindex == temp){</text:p>
      <text:p text:style-name="P2">temp = -1;</text:p>
      <text:p text:style-name="P2">break;</text:p>
      <text:p text:style-name="P2">}</text:p>
      <text:p text:style-name="P2">}</text:p>
      <text:p text:style-name="P2">if(temp == -1)</text:p>
      <text:p text:style-name="P2">cout&lt;&lt; "element not found";</text:p>
      <text:p text:style-name="P6"/>
      <text:p text:style-name="P2">else</text:p>
      <text:p text:style-name="P2">cout&lt;&lt;"element found ["&lt;&lt; arr[hashindex]-&gt;rollNo&lt;&lt;"]";</text:p>
      <text:p text:style-name="P6"/>
      <text:p text:style-name="P2">}</text:p>
      <text:p text:style-name="P6"/>
      <text:p text:style-name="P2">void deleteitem(int key){</text:p>
      <text:p text:style-name="P6"/>
      <text:p text:style-name="P2">if(count == 0){</text:p>
      <text:p text:style-name="P2">cout&lt;&lt;"hash is empty";</text:p>
      <text:p text:style-name="P2">}</text:p>
      <text:p text:style-name="P6"/>
      <text:p text:style-name="P2">int hashindex = hashin(key);</text:p>
      <text:p text:style-name="P2">int temp = hashindex;</text:p>
      <text:p text:style-name="P2">while(true){</text:p>
      <text:p text:style-name="P2">if(arr[hashindex] == NULL)</text:p>
      <text:p text:style-name="P2">hashindex = (hashindex +1)%size;</text:p>
      <text:p text:style-name="P2">else if(arr[hashindex]-&gt;rollNo != key)</text:p>
      <text:p text:style-name="P2">hashindex = (hashindex +1) %size;</text:p>
      <text:p text:style-name="P2">else</text:p>
      <text:p text:style-name="P2">break;</text:p>
      <text:p text:style-name="P6"/>
      <text:p text:style-name="P2">if(hashindex == temp){</text:p>
      <text:p text:style-name="P2">temp = -1;</text:p>
      <text:p text:style-name="P2">break;</text:p>
      <text:p text:style-name="P2">}</text:p>
      <text:p text:style-name="P2">}</text:p>
      <text:p text:style-name="P2">if(temp == -1)</text:p>
      <text:p text:style-name="P2">cout&lt;&lt;"not found";</text:p>
      <text:p text:style-name="P6"/>
      <text:p text:style-name="P2">else{</text:p>
      <text:p text:style-name="P2">delete arr[hashindex];</text:p>
      <text:p text:style-name="P2">arr[hashindex] = NULL;</text:p>
      <text:p text:style-name="P2"><text:soft-page-break/>}</text:p>
      <text:p text:style-name="P6"/>
      <text:p text:style-name="P2">}</text:p>
      <text:p text:style-name="P6"/>
      <text:p text:style-name="P2">void displayitem(){</text:p>
      <text:p text:style-name="P6"/>
      <text:p text:style-name="P2">for(int i = 0 ; i&lt;size ; i++){</text:p>
      <text:p text:style-name="P2">if(arr[i]!= NULL)</text:p>
      <text:p text:style-name="P2">cout&lt;&lt;"Hash table ["&lt;&lt;i&lt;&lt;"] : key "&lt;&lt;arr[i]-&gt;rollNo&lt;&lt;endl; // arr[i]-&gt;name</text:p>
      <text:p text:style-name="P2">}</text:p>
      <text:p text:style-name="P2">}</text:p>
      <text:p text:style-name="P8"><text:line-break/></text:p>
      <text:p text:style-name="P2">// ~Hashtable(){</text:p>
      <text:p text:style-name="P6"/>
      <text:p text:style-name="P2">// for(int i = 0 ; i&lt;size ; i++){</text:p>
      <text:p text:style-name="P2">// if(arr[i]!= NULL){</text:p>
      <text:p text:style-name="P2">// cout&lt;&lt;"deleting key"&lt;&lt;arr[i]-&gt;rollNo&lt;&lt;"value"&lt;&lt;arr[i]-&gt;name&lt;&lt;endl;</text:p>
      <text:p text:style-name="P2">// delete arr[i];</text:p>
      <text:p text:style-name="P2">// arr[i] = NULL;</text:p>
      <text:p text:style-name="P2">// }</text:p>
      <text:p text:style-name="P2">// }</text:p>
      <text:p text:style-name="P2">// }</text:p>
      <text:p text:style-name="P9"/>
      <text:p text:style-name="P2">};</text:p>
      <text:p text:style-name="P6"/>
      <text:p text:style-name="P2">int main(){</text:p>
      <text:p text:style-name="P6"/>
      <text:p text:style-name="P2">Hashtable mt(25);</text:p>
      <text:p text:style-name="P6"/>
      <text:p text:style-name="P2">mt.insert(652 );</text:p>
      <text:p text:style-name="P2">mt.insert(65402 );</text:p>
      <text:p text:style-name="P2">mt.insert(65405 );</text:p>
      <text:p text:style-name="P2">mt.insert(65403 );</text:p>
      <text:p text:style-name="P2">mt.displayitem();</text:p>
      <text:p text:style-name="P2">mt.getitem(6542);</text:p>
      <text:p text:style-name="P6"/>
      <text:p text:style-name="P2">return 0;</text:p>
      <text:p text:style-name="P2">}</text:p>
      <text:p text:style-name="P3">------------------------------------------------------------------------------------------------------------------</text:p>
      <text:p text:style-name="P3"><text:soft-page-break/>//HASHING SIR KHURRAM</text:p>
      <text:p text:style-name="P8"><text:line-break/></text:p>
      <text:p text:style-name="P2">#include&lt;iostream&gt;</text:p>
      <text:p text:style-name="P2">#include&lt;list&gt;</text:p>
      <text:p text:style-name="P2">using namespace std;</text:p>
      <text:p text:style-name="P2">class HashTable{</text:p>
      <text:p text:style-name="P2">int capacity;</text:p>
      <text:p text:style-name="P2">list&lt;int&gt; *table;</text:p>
      <text:p text:style-name="P2">public:</text:p>
      <text:p text:style-name="P2">HashTable(int V);</text:p>
      <text:p text:style-name="P2">void insertItem(int key, int data);</text:p>
      <text:p text:style-name="P2">void deleteItem(int key);</text:p>
      <text:p text:style-name="P2">int checkPrime(int n){</text:p>
      <text:p text:style-name="P2">int i;</text:p>
      <text:p text:style-name="P2">if(n==1 || n==0){</text:p>
      <text:p text:style-name="P2">return 0;</text:p>
      <text:p text:style-name="P2">}</text:p>
      <text:p text:style-name="P2">for(int i=2;i&lt;n/2;i++){</text:p>
      <text:p text:style-name="P2">if(n%i==0){</text:p>
      <text:p text:style-name="P2">return 0;</text:p>
      <text:p text:style-name="P2">} </text:p>
      <text:p text:style-name="P2">}</text:p>
      <text:p text:style-name="P2">return 1;</text:p>
      <text:p text:style-name="P2">}</text:p>
      <text:p text:style-name="P2">int getPrime(int n){</text:p>
      <text:p text:style-name="P2">if(n%2==0){</text:p>
      <text:p text:style-name="P2">n++;</text:p>
      <text:p text:style-name="P2">}</text:p>
      <text:p text:style-name="P2">while(!checkPrime(n)){</text:p>
      <text:p text:style-name="P2">n+=2;</text:p>
      <text:p text:style-name="P2">}</text:p>
      <text:p text:style-name="P2">return n;</text:p>
      <text:p text:style-name="P2">}</text:p>
      <text:p text:style-name="P2">int hashFunction(int key){</text:p>
      <text:p text:style-name="P2">return (key%capacity);</text:p>
      <text:p text:style-name="P2">}</text:p>
      <text:p text:style-name="P2">void displayHash();</text:p>
      <text:p text:style-name="P2">};</text:p>
      <text:p text:style-name="P2">HashTable::HashTable(int c){</text:p>
      <text:p text:style-name="P2">int size=getPrime(c); //OR int size=c*2</text:p>
      <text:p text:style-name="P2"><text:soft-page-break/>this-&gt;capacity=size;</text:p>
      <text:p text:style-name="P2">table=new list&lt;int&gt;[capacity];</text:p>
      <text:p text:style-name="P2">}</text:p>
      <text:p text:style-name="P2">void HashTable::insertItem(int key,int data){</text:p>
      <text:p text:style-name="P2">int index=hashFunction(key);</text:p>
      <text:p text:style-name="P2">table[index].push_back(data);</text:p>
      <text:p text:style-name="P2">}</text:p>
      <text:p text:style-name="P2">void HashTable::deleteItem(int key){</text:p>
      <text:p text:style-name="P2">int index=hashFunction(key);</text:p>
      <text:p text:style-name="P2">list&lt;int&gt;::iterator i;</text:p>
      <text:p text:style-name="P2">for(i=table[index].begin();i!=table[index].end();i++){</text:p>
      <text:p text:style-name="P2">if(*i==key)</text:p>
      <text:p text:style-name="P2">break;</text:p>
      <text:p text:style-name="P2">}</text:p>
      <text:p text:style-name="P2">if(i!=table[index].end())</text:p>
      <text:p text:style-name="P2">table[index].erase(i);</text:p>
      <text:p text:style-name="P2">}</text:p>
      <text:p text:style-name="P2">void HashTable::displayHash(){</text:p>
      <text:p text:style-name="P2">for(int i=0;i&lt;capacity;i++){</text:p>
      <text:p text:style-name="P2">cout&lt;&lt;"table[" &lt;&lt;i&lt;&lt;"]";</text:p>
      <text:p text:style-name="P2">for(auto x:table[i])</text:p>
      <text:p text:style-name="P2">cout&lt;&lt;" --&gt; "&lt;&lt;x;</text:p>
      <text:p text:style-name="P2">cout&lt;&lt;endl;</text:p>
      <text:p text:style-name="P2">}</text:p>
      <text:p text:style-name="P2">}</text:p>
      <text:p text:style-name="P2">int main(){</text:p>
      <text:p text:style-name="P2">int key[]={231,321,212,321,433,262};</text:p>
      <text:p text:style-name="P2">int data[]={123,432,523,43,423,111};</text:p>
      <text:p text:style-name="P2">int size=sizeof(key)/sizeof(key[0]);</text:p>
      <text:p text:style-name="P2">HashTable h(size);</text:p>
      <text:p text:style-name="P2">//HashTable h(12);</text:p>
      <text:p text:style-name="P2">for(int i=0;i&lt;size;i++){</text:p>
      <text:p text:style-name="P2">h.insertItem(key[i],data[i]);</text:p>
      <text:p text:style-name="P2">}</text:p>
      <text:p text:style-name="P2">h.deleteItem(12);</text:p>
      <text:p text:style-name="P2">h.displayHash();</text:p>
      <text:p text:style-name="P2">return 0;</text:p>
      <text:p text:style-name="P2">}</text:p>
      <text:p text:style-name="P6"/>
      <text:p text:style-name="P3">------------------------------------------------------------------------------------------------------------------</text:p>
      <text:p text:style-name="P3">//DUPLICATION OF NODES USING QUEUE</text:p>
      <text:p text:style-name="P8"><text:soft-page-break/><text:line-break/></text:p>
      <text:p text:style-name="P2">#include&lt;iostream&gt;</text:p>
      <text:p text:style-name="P2">using namespace std;</text:p>
      <text:p text:style-name="P2">class Node{</text:p>
      <text:p text:style-name="P2">public:</text:p>
      <text:p text:style-name="P2">int data;</text:p>
      <text:p text:style-name="P2">Node*next;</text:p>
      <text:p text:style-name="P2">Node(int valve){</text:p>
      <text:p text:style-name="P2">data=valve;</text:p>
      <text:p text:style-name="P2">next=NULL;</text:p>
      <text:p text:style-name="P2">}</text:p>
      <text:p text:style-name="P2">};</text:p>
      <text:p text:style-name="P2">class QueueL{</text:p>
      <text:p text:style-name="P2">private:</text:p>
      <text:p text:style-name="P2">Node*head;</text:p>
      <text:p text:style-name="P2">Node*front;</text:p>
      <text:p text:style-name="P2">Node*rear;</text:p>
      <text:p text:style-name="P2">int length;</text:p>
      <text:p text:style-name="P2">public:</text:p>
      <text:p text:style-name="P2">QueueL(){</text:p>
      <text:p text:style-name="P2">head=NULL;</text:p>
      <text:p text:style-name="P2">length=0;</text:p>
      <text:p text:style-name="P2">}</text:p>
      <text:p text:style-name="P2">int defination(){</text:p>
      <text:p text:style-name="P2">int var1=DequeueLastBackup();</text:p>
      <text:p text:style-name="P2">int var2=DequeueLastBackup();</text:p>
      <text:p text:style-name="P2">int var3=DequeueLastBackup();</text:p>
      <text:p text:style-name="P2">for(int i=0;i&lt;var1;i++){</text:p>
      <text:p text:style-name="P2">Enqueue(var1);</text:p>
      <text:p text:style-name="P2">}</text:p>
      <text:p text:style-name="P2">for(int i=0;i&lt;var2;i++){</text:p>
      <text:p text:style-name="P2">Enqueue(var2);</text:p>
      <text:p text:style-name="P2">}</text:p>
      <text:p text:style-name="P2">for(int i=0;i&lt;var3;i++){</text:p>
      <text:p text:style-name="P2">Enqueue(var3);</text:p>
      <text:p text:style-name="P2">}</text:p>
      <text:p text:style-name="P2">return 0;</text:p>
      <text:p text:style-name="P2">}</text:p>
      <text:p text:style-name="P2">bool isFull(){</text:p>
      <text:p text:style-name="P2">if(head==NULL){</text:p>
      <text:p text:style-name="P2"><text:soft-page-break/>return true;</text:p>
      <text:p text:style-name="P2">}</text:p>
      <text:p text:style-name="P2">}</text:p>
      <text:p text:style-name="P2">void Enqueue(int vault){</text:p>
      <text:p text:style-name="P2">/*if(isFull()){</text:p>
      <text:p text:style-name="P2">cout&lt;&lt;"Queue overflows"&lt;&lt;endl;</text:p>
      <text:p text:style-name="P2">return 0;</text:p>
      <text:p text:style-name="P2">}*/</text:p>
      <text:p text:style-name="P2">Node *n=new Node(vault);</text:p>
      <text:p text:style-name="P2">if(head==NULL){</text:p>
      <text:p text:style-name="P2">head=n;</text:p>
      <text:p text:style-name="P2">front=head;</text:p>
      <text:p text:style-name="P2">rear=head;</text:p>
      <text:p text:style-name="P2">}</text:p>
      <text:p text:style-name="P2">else{</text:p>
      <text:p text:style-name="P2">rear-&gt;next=n;</text:p>
      <text:p text:style-name="P2">rear=n;</text:p>
      <text:p text:style-name="P2">}</text:p>
      <text:p text:style-name="P2">}</text:p>
      <text:p text:style-name="P2">bool isEmpty(){</text:p>
      <text:p text:style-name="P2">if(front==NULL)</text:p>
      <text:p text:style-name="P2">return true;</text:p>
      <text:p text:style-name="P2">else</text:p>
      <text:p text:style-name="P2">return false;</text:p>
      <text:p text:style-name="P2">}</text:p>
      <text:p text:style-name="P2">void Dequeue(){</text:p>
      <text:p text:style-name="P2">if(isEmpty()){</text:p>
      <text:p text:style-name="P2">cout&lt;&lt;"Queue Underflows";</text:p>
      <text:p text:style-name="P2">return;</text:p>
      <text:p text:style-name="P2">}</text:p>
      <text:p text:style-name="P2">Node*vamp;</text:p>
      <text:p text:style-name="P2">vamp=front;</text:p>
      <text:p text:style-name="P2">front=front-&gt;next;</text:p>
      <text:p text:style-name="P2">cout&lt;&lt;vamp-&gt;data;</text:p>
      <text:p text:style-name="P2">delete vamp;</text:p>
      <text:p text:style-name="P2">}</text:p>
      <text:p text:style-name="P2">int DequeueBackup(){</text:p>
      <text:p text:style-name="P2">if(isEmpty()){</text:p>
      <text:p text:style-name="P2">cout&lt;&lt;"Queue Underflows";</text:p>
      <text:p text:style-name="P2">return 0;</text:p>
      <text:p text:style-name="P2">}</text:p>
      <text:p text:style-name="P2">Node*vamp;</text:p>
      <text:p text:style-name="P2"><text:soft-page-break/>vamp=front;</text:p>
      <text:p text:style-name="P2">front=front-&gt;next;</text:p>
      <text:p text:style-name="P2">cout&lt;&lt;vamp-&gt;data;</text:p>
      <text:p text:style-name="P2">return vamp-&gt;data;</text:p>
      <text:p text:style-name="P2">}</text:p>
      <text:p text:style-name="P2">int DequeueLastBackup(){</text:p>
      <text:p text:style-name="P2">if(isEmpty()){</text:p>
      <text:p text:style-name="P2">cout&lt;&lt;"Queue Underflows";</text:p>
      <text:p text:style-name="P2">return 0;</text:p>
      <text:p text:style-name="P2">}</text:p>
      <text:p text:style-name="P2">Node*vamp,*vent;</text:p>
      <text:p text:style-name="P2">vamp=front;</text:p>
      <text:p text:style-name="P2">front=front-&gt;next;</text:p>
      <text:p text:style-name="P2">cout&lt;&lt;vamp-&gt;data;</text:p>
      <text:p text:style-name="P2">return vamp-&gt;data;</text:p>
      <text:p text:style-name="P2">}</text:p>
      <text:p text:style-name="P2">void Duplicate(){</text:p>
      <text:p text:style-name="P2">int var1=DequeueMana();</text:p>
      <text:p text:style-name="P2">int var2=DequeueMana();</text:p>
      <text:p text:style-name="P2">int var3=DequeueMana();</text:p>
      <text:p text:style-name="P2">for(int i=0;i&lt;var1;i++){</text:p>
      <text:p text:style-name="P2">Enqueue(var1);</text:p>
      <text:p text:style-name="P2">}</text:p>
      <text:p text:style-name="P2">for(int i=0;i&lt;var2;i++){</text:p>
      <text:p text:style-name="P2">Enqueue(var2);</text:p>
      <text:p text:style-name="P2">}</text:p>
      <text:p text:style-name="P2">for(int i=0;i&lt;var3;i++){</text:p>
      <text:p text:style-name="P2">Enqueue(var3);</text:p>
      <text:p text:style-name="P2">}</text:p>
      <text:p text:style-name="P2">}</text:p>
      <text:p text:style-name="P2">int DequeueMana(){</text:p>
      <text:p text:style-name="P2">if(isEmpty()){</text:p>
      <text:p text:style-name="P2">cout&lt;&lt;"Queue Underflows";</text:p>
      <text:p text:style-name="P2">return 0;</text:p>
      <text:p text:style-name="P2">}</text:p>
      <text:p text:style-name="P2">Node*vamp;</text:p>
      <text:p text:style-name="P2">int mango;</text:p>
      <text:p text:style-name="P2">vamp=front;</text:p>
      <text:p text:style-name="P2">front=front-&gt;next;</text:p>
      <text:p text:style-name="P2">//cout&lt;&lt;vamp-&gt;data;</text:p>
      <text:p text:style-name="P2">mango=vamp-&gt;data;</text:p>
      <text:p text:style-name="P2">delete vamp;</text:p>
      <text:p text:style-name="P2"><text:soft-page-break/>return mango;</text:p>
      <text:p text:style-name="P2">}</text:p>
      <text:p text:style-name="P2">};</text:p>
      <text:p text:style-name="P2">int main(){</text:p>
      <text:p text:style-name="P2">QueueL obj1;</text:p>
      <text:p text:style-name="P2">obj1.Enqueue(3);</text:p>
      <text:p text:style-name="P2">obj1.Enqueue(4);</text:p>
      <text:p text:style-name="P2">obj1.Enqueue(5);</text:p>
      <text:p text:style-name="P2">obj1.Duplicate();</text:p>
      <text:p text:style-name="P2">//obj1.Dequeue();</text:p>
      <text:p text:style-name="P2">//obj1.Dequeue();</text:p>
      <text:p text:style-name="P2">//obj1.defination();</text:p>
      <text:p text:style-name="P2">//int var1=obj1.DequeueMana();</text:p>
      <text:p text:style-name="P2">//int var2=obj1.DequeueMana();</text:p>
      <text:p text:style-name="P2">//obj1.Dequeue();</text:p>
      <text:p text:style-name="P2">//obj1.DequeueMana();</text:p>
      <text:p text:style-name="P2">//obj1.Dequeue();</text:p>
      <text:p text:style-name="P2">//int var1=obj1.DequeueBackup();</text:p>
      <text:p text:style-name="P2">//int var2=obj1.DequeueBackup();</text:p>
      <text:p text:style-name="P2">//int var3=obj1.DequeueBackup();</text:p>
      <text:p text:style-name="P2">//cout&lt;&lt;var1&lt;&lt;var2;</text:p>
      <text:p text:style-name="P2">}</text:p>
      <text:p text:style-name="P3">------------------------------------------------------------------------------------------------------------------</text:p>
      <text:p text:style-name="P3">//HEAP MAH</text:p>
      <text:p text:style-name="P8"><text:line-break/></text:p>
      <text:p text:style-name="P2">#include&lt;iostream&gt;</text:p>
      <text:p text:style-name="P2">#include&lt;climits&gt;</text:p>
      <text:p text:style-name="P2">using namespace std;</text:p>
      <text:p text:style-name="P6"/>
      <text:p text:style-name="P2">// Prototype of a utility function to swap two integers</text:p>
      <text:p text:style-name="P2">void swap(int *x, int *y);</text:p>
      <text:p text:style-name="P6"/>
      <text:p text:style-name="P2">// A class for Min Heap</text:p>
      <text:p text:style-name="P2">class MinHeap</text:p>
      <text:p text:style-name="P2">{</text:p>
      <text:p text:style-name="P2">int *harr; // pointer to array of elements in heap</text:p>
      <text:p text:style-name="P2">int capacity; // maximum possible size of min heap</text:p>
      <text:p text:style-name="P2">int heap_size; // Current number of elements in min heap</text:p>
      <text:p text:style-name="P2">public:</text:p>
      <text:p text:style-name="P2"><text:soft-page-break/>// Constructor</text:p>
      <text:p text:style-name="P2">MinHeap(int capacity);</text:p>
      <text:p text:style-name="P6"/>
      <text:p text:style-name="P2">// to heapify a subtree with the root at given index</text:p>
      <text:p text:style-name="P2">void MinHeapify(int );</text:p>
      <text:p text:style-name="P6"/>
      <text:p text:style-name="P2">int parent(int i) { return (i-1)/2; }</text:p>
      <text:p text:style-name="P6"/>
      <text:p text:style-name="P2">// to get index of left child of node at index i</text:p>
      <text:p text:style-name="P2">int left(int i) { return (2*i + 1); }</text:p>
      <text:p text:style-name="P6"/>
      <text:p text:style-name="P2">// to get index of right child of node at index i</text:p>
      <text:p text:style-name="P2">int right(int i) { return (2*i + 2); }</text:p>
      <text:p text:style-name="P6"/>
      <text:p text:style-name="P2">// to extract the root which is the minimum element</text:p>
      <text:p text:style-name="P2">int extractMin();</text:p>
      <text:p text:style-name="P6"/>
      <text:p text:style-name="P2">// Decreases key value of key at index i to new_val</text:p>
      <text:p text:style-name="P2">void decreaseKey(int i, int new_val);</text:p>
      <text:p text:style-name="P6"/>
      <text:p text:style-name="P2">// Returns the minimum key (key at root) from min heap</text:p>
      <text:p text:style-name="P2">int getMin() { return harr[0]; }</text:p>
      <text:p text:style-name="P6"/>
      <text:p text:style-name="P2">// Deletes a key stored at index i</text:p>
      <text:p text:style-name="P2">void deleteKey(int i);</text:p>
      <text:p text:style-name="P6"/>
      <text:p text:style-name="P2">// Inserts a new key 'k'</text:p>
      <text:p text:style-name="P2">void insertKey(int k);</text:p>
      <text:p text:style-name="P2">};</text:p>
      <text:p text:style-name="P6"/>
      <text:p text:style-name="P2">// Constructor: Builds a heap from a given array a[] of given size</text:p>
      <text:p text:style-name="P2">MinHeap::MinHeap(int cap)</text:p>
      <text:p text:style-name="P2">{</text:p>
      <text:p text:style-name="P2">heap_size = 0;</text:p>
      <text:p text:style-name="P2">capacity = cap;</text:p>
      <text:p text:style-name="P2">harr = new int[cap];</text:p>
      <text:p text:style-name="P2">}</text:p>
      <text:p text:style-name="P6"/>
      <text:p text:style-name="P2">// Inserts a new key 'k'</text:p>
      <text:p text:style-name="P2">void MinHeap::insertKey(int k)</text:p>
      <text:p text:style-name="P2">{</text:p>
      <text:p text:style-name="P2">if (heap_size == capacity)</text:p>
      <text:p text:style-name="P2"><text:soft-page-break/>{</text:p>
      <text:p text:style-name="P2">cout &lt;&lt; "\nOverflow: Could not insertKey\n";</text:p>
      <text:p text:style-name="P2">return;</text:p>
      <text:p text:style-name="P2">}</text:p>
      <text:p text:style-name="P6"/>
      <text:p text:style-name="P2">// First insert the new key at the end</text:p>
      <text:p text:style-name="P2">heap_size++;</text:p>
      <text:p text:style-name="P2">int i = heap_size - 1;</text:p>
      <text:p text:style-name="P2">harr[i] = k;</text:p>
      <text:p text:style-name="P6"/>
      <text:p text:style-name="P2">// Fix the min heap property if it is violated</text:p>
      <text:p text:style-name="P2">while (i != 0 &amp;&amp; harr[parent(i)] &gt; harr[i])</text:p>
      <text:p text:style-name="P2">{</text:p>
      <text:p text:style-name="P2">swap(&amp;harr[i], &amp;harr[parent(i)]);</text:p>
      <text:p text:style-name="P2">i = parent(i);</text:p>
      <text:p text:style-name="P2">}</text:p>
      <text:p text:style-name="P2">}</text:p>
      <text:p text:style-name="P6"/>
      <text:p text:style-name="P2">// Decreases value of key at index 'i' to new_val. It is assumed that</text:p>
      <text:p text:style-name="P2">// new_val is smaller than harr[i].</text:p>
      <text:p text:style-name="P2">void MinHeap::decreaseKey(int i, int new_val)</text:p>
      <text:p text:style-name="P2">{</text:p>
      <text:p text:style-name="P2">harr[i] = new_val;</text:p>
      <text:p text:style-name="P2">while (i != 0 &amp;&amp; harr[parent(i)] &gt; harr[i])</text:p>
      <text:p text:style-name="P2">{</text:p>
      <text:p text:style-name="P2">swap(&amp;harr[i], &amp;harr[parent(i)]);</text:p>
      <text:p text:style-name="P2">i = parent(i);</text:p>
      <text:p text:style-name="P2">}</text:p>
      <text:p text:style-name="P2">}</text:p>
      <text:p text:style-name="P6"/>
      <text:p text:style-name="P2">// Method to remove minimum element (or root) from min heap</text:p>
      <text:p text:style-name="P2">int MinHeap::extractMin()</text:p>
      <text:p text:style-name="P2">{</text:p>
      <text:p text:style-name="P2">if (heap_size &lt;= 0)</text:p>
      <text:p text:style-name="P2">return INT_MAX;</text:p>
      <text:p text:style-name="P2">if (heap_size == 1)</text:p>
      <text:p text:style-name="P2">{</text:p>
      <text:p text:style-name="P2">heap_size--;</text:p>
      <text:p text:style-name="P2">return harr[0];</text:p>
      <text:p text:style-name="P2">}</text:p>
      <text:p text:style-name="P6"/>
      <text:p text:style-name="P2">// Store the minimum value, and remove it from heap</text:p>
      <text:p text:style-name="P2"><text:soft-page-break/>int root = harr[0];</text:p>
      <text:p text:style-name="P2">harr[0] = harr[heap_size-1];</text:p>
      <text:p text:style-name="P2">heap_size--;</text:p>
      <text:p text:style-name="P2">MinHeapify(0);</text:p>
      <text:p text:style-name="P6"/>
      <text:p text:style-name="P2">return root;</text:p>
      <text:p text:style-name="P2">}</text:p>
      <text:p text:style-name="P9"/>
      <text:p text:style-name="P2">// This function deletes key at index i. It first reduced value to minus</text:p>
      <text:p text:style-name="P2">// infinite, then calls extractMin()</text:p>
      <text:p text:style-name="P2">void MinHeap::deleteKey(int i)</text:p>
      <text:p text:style-name="P2">{</text:p>
      <text:p text:style-name="P2">decreaseKey(i, INT_MIN);</text:p>
      <text:p text:style-name="P2">extractMin();</text:p>
      <text:p text:style-name="P2">}</text:p>
      <text:p text:style-name="P6"/>
      <text:p text:style-name="P2">// A recursive method to heapify a subtree with the root at given index</text:p>
      <text:p text:style-name="P2">// This method assumes that the subtrees are already heapified</text:p>
      <text:p text:style-name="P2">void MinHeap::MinHeapify(int i)</text:p>
      <text:p text:style-name="P2">{</text:p>
      <text:p text:style-name="P2">int l = left(i);</text:p>
      <text:p text:style-name="P2">int r = right(i);</text:p>
      <text:p text:style-name="P2">int smallest = i;</text:p>
      <text:p text:style-name="P2">if (l &lt; heap_size &amp;&amp; harr[l] &lt; harr[i])</text:p>
      <text:p text:style-name="P2">smallest = l;</text:p>
      <text:p text:style-name="P2">if (r &lt; heap_size &amp;&amp; harr[r] &lt; harr[smallest])</text:p>
      <text:p text:style-name="P2">smallest = r;</text:p>
      <text:p text:style-name="P2">if (smallest != i)</text:p>
      <text:p text:style-name="P2">{</text:p>
      <text:p text:style-name="P2">swap(&amp;harr[i], &amp;harr[smallest]);</text:p>
      <text:p text:style-name="P2">MinHeapify(smallest);</text:p>
      <text:p text:style-name="P2">}</text:p>
      <text:p text:style-name="P2">}</text:p>
      <text:p text:style-name="P6"/>
      <text:p text:style-name="P2">// A utility function to swap two elements</text:p>
      <text:p text:style-name="P2">void swap(int *x, int *y)</text:p>
      <text:p text:style-name="P2">{</text:p>
      <text:p text:style-name="P2">int temp = *x;</text:p>
      <text:p text:style-name="P2">*x = *y;</text:p>
      <text:p text:style-name="P2">*y = temp;</text:p>
      <text:p text:style-name="P2">}</text:p>
      <text:p text:style-name="P6"><text:soft-page-break/></text:p>
      <text:p text:style-name="P2">// Driver program to test above functions</text:p>
      <text:p text:style-name="P2">int main()</text:p>
      <text:p text:style-name="P2">{</text:p>
      <text:p text:style-name="P2">MinHeap h(11);</text:p>
      <text:p text:style-name="P2">h.insertKey(3);</text:p>
      <text:p text:style-name="P2">h.insertKey(2);</text:p>
      <text:p text:style-name="P2">h.deleteKey(1);</text:p>
      <text:p text:style-name="P2">h.insertKey(15);</text:p>
      <text:p text:style-name="P2">h.insertKey(5);</text:p>
      <text:p text:style-name="P2">h.insertKey(4);</text:p>
      <text:p text:style-name="P2">h.insertKey(45);</text:p>
      <text:p text:style-name="P2">cout &lt;&lt; h.extractMin() &lt;&lt; " ";</text:p>
      <text:p text:style-name="P2">cout &lt;&lt; h.getMin() &lt;&lt; " ";</text:p>
      <text:p text:style-name="P2">h.decreaseKey(2, 1);</text:p>
      <text:p text:style-name="P2">cout &lt;&lt; h.getMin();</text:p>
      <text:p text:style-name="P2">cout &lt;&lt; endl;</text:p>
      <text:p text:style-name="P2">return 0;</text:p>
      <text:p text:style-name="P2">}</text:p>
      <text:p text:style-name="P3">------------------------------------------------------------------------------------------------------------------</text:p>
      <text:p text:style-name="P3">//HEAP SIR KHURRAM</text:p>
      <text:p text:style-name="P8"><text:line-break/></text:p>
      <text:p text:style-name="P2">#include&lt;iostream&gt;</text:p>
      <text:p text:style-name="P2">#include&lt;assert.h&gt;</text:p>
      <text:p text:style-name="P2">using namespace std;</text:p>
      <text:p text:style-name="P2">class MaxHeap{</text:p>
      <text:p text:style-name="P2">struct Node{</text:p>
      <text:p text:style-name="P2">int key;</text:p>
      <text:p text:style-name="P2">int value;</text:p>
      <text:p text:style-name="P2">};</text:p>
      <text:p text:style-name="P2">private:</text:p>
      <text:p text:style-name="P2">Node*arr;</text:p>
      <text:p text:style-name="P2">int capacity;</text:p>
      <text:p text:style-name="P2">int totalItems;</text:p>
      <text:p text:style-name="P2">void doubleCapacity(){</text:p>
      <text:p text:style-name="P2">if(this-&gt;arr==NULL){</text:p>
      <text:p text:style-name="P2">this-&gt;arr=new Node[1];</text:p>
      <text:p text:style-name="P2">this-&gt;capacity=1;</text:p>
      <text:p text:style-name="P2">return;</text:p>
      <text:p text:style-name="P2"><text:soft-page-break/>}</text:p>
      <text:p text:style-name="P2">int newCapacity=capacity*2;</text:p>
      <text:p text:style-name="P2">Node*newArr=new Node[newCapacity];</text:p>
      <text:p text:style-name="P2">for(int i=0;i&lt;this-&gt;totalItems;i++){</text:p>
      <text:p text:style-name="P2">newArr[i]=this-&gt;arr[i];</text:p>
      <text:p text:style-name="P2">}</text:p>
      <text:p text:style-name="P2">if(this-&gt;arr!=NULL)</text:p>
      <text:p text:style-name="P2">delete this-&gt;arr;</text:p>
      <text:p text:style-name="P2">this-&gt;capacity=newCapacity;</text:p>
      <text:p text:style-name="P2">this-&gt;arr=newArr;</text:p>
      <text:p text:style-name="P2">}</text:p>
      <text:p text:style-name="P2">void shiftUp(int index){</text:p>
      <text:p text:style-name="P2">if(index&lt;1)</text:p>
      <text:p text:style-name="P2">return;</text:p>
      <text:p text:style-name="P2">int parent=(index-1)/2;</text:p>
      <text:p text:style-name="P2">if(this-&gt;arr[index].key&gt;this-&gt;arr[parent].key){</text:p>
      <text:p text:style-name="P2">swap(this-&gt;arr[index],this-&gt;arr[parent]);</text:p>
      <text:p text:style-name="P2">shiftUp(parent);</text:p>
      <text:p text:style-name="P2">}</text:p>
      <text:p text:style-name="P2">return;</text:p>
      <text:p text:style-name="P2">}</text:p>
      <text:p text:style-name="P2">void shiftDown(int index){</text:p>
      <text:p text:style-name="P2">int maxIndex=-1;</text:p>
      <text:p text:style-name="P2">int lChildIndex=index*2+1;</text:p>
      <text:p text:style-name="P2">int rChildIndex=(index*2)+2;</text:p>
      <text:p text:style-name="P2">if(lChildIndex&lt;totalItems){</text:p>
      <text:p text:style-name="P2">if(arr[index].key&lt;arr[lChildIndex].key){</text:p>
      <text:p text:style-name="P2">maxIndex=lChildIndex;</text:p>
      <text:p text:style-name="P2">}</text:p>
      <text:p text:style-name="P2">}</text:p>
      <text:p text:style-name="P2">if(rChildIndex&lt;totalItems){</text:p>
      <text:p text:style-name="P2">int newindex=(maxIndex==-1?index:maxIndex);</text:p>
      <text:p text:style-name="P2">if(arr[newindex].key&lt;arr[rChildIndex].key){</text:p>
      <text:p text:style-name="P2">maxIndex=rChildIndex;</text:p>
      <text:p text:style-name="P2">}</text:p>
      <text:p text:style-name="P2">}</text:p>
      <text:p text:style-name="P2">if(maxIndex==-1)</text:p>
      <text:p text:style-name="P2">return;</text:p>
      <text:p text:style-name="P2">swap(arr[index],arr[maxIndex]);</text:p>
      <text:p text:style-name="P2">shiftDown(maxIndex);</text:p>
      <text:p text:style-name="P2">}</text:p>
      <text:p text:style-name="P2">public:</text:p>
      <text:p text:style-name="P2"><text:soft-page-break/>MaxHeap(){</text:p>
      <text:p text:style-name="P2">this-&gt;arr=NULL;</text:p>
      <text:p text:style-name="P2">this-&gt;capacity=0;</text:p>
      <text:p text:style-name="P2">this-&gt;totalItems=0;</text:p>
      <text:p text:style-name="P2">}</text:p>
      <text:p text:style-name="P2">MaxHeap(int _capacity){</text:p>
      <text:p text:style-name="P2">assert(_capacity&gt;=1);</text:p>
      <text:p text:style-name="P2">this-&gt;arr=new Node[_capacity];</text:p>
      <text:p text:style-name="P2">this-&gt;capacity=_capacity;</text:p>
      <text:p text:style-name="P2">this-&gt;totalItems=0;</text:p>
      <text:p text:style-name="P2">}</text:p>
      <text:p text:style-name="P2">void insert(int key,int value){</text:p>
      <text:p text:style-name="P2">if(this-&gt;totalItems==this-&gt;capacity){</text:p>
      <text:p text:style-name="P2">doubleCapacity();</text:p>
      <text:p text:style-name="P2">}</text:p>
      <text:p text:style-name="P2">this-&gt;arr[totalItems].key=key;</text:p>
      <text:p text:style-name="P2">this-&gt;arr[totalItems].value=value;</text:p>
      <text:p text:style-name="P2">shiftUp(totalItems);</text:p>
      <text:p text:style-name="P2">this-&gt;totalItems++;</text:p>
      <text:p text:style-name="P2">}</text:p>
      <text:p text:style-name="P2">void getMax(int &amp; value){</text:p>
      <text:p text:style-name="P2">assert(totalItems!=0);</text:p>
      <text:p text:style-name="P2">value=this-&gt;arr[0].value;</text:p>
      <text:p text:style-name="P2">}</text:p>
      <text:p text:style-name="P2">void deleteMax(){</text:p>
      <text:p text:style-name="P2">assert(totalItems!=0);</text:p>
      <text:p text:style-name="P2">swap(arr[0],arr[this-&gt;totalItems-1]);</text:p>
      <text:p text:style-name="P2">totalItems--;</text:p>
      <text:p text:style-name="P2">//shift down</text:p>
      <text:p text:style-name="P2">shiftDown(0);</text:p>
      <text:p text:style-name="P2">}</text:p>
      <text:p text:style-name="P2">bool isEmpty() const</text:p>
      <text:p text:style-name="P2">{</text:p>
      <text:p text:style-name="P2">return (totalItems==0);</text:p>
      <text:p text:style-name="P2">}</text:p>
      <text:p text:style-name="P2">void deleteAll(){</text:p>
      <text:p text:style-name="P2">if(this-&gt;arr!=NULL){</text:p>
      <text:p text:style-name="P2">delete[]arr;</text:p>
      <text:p text:style-name="P2">arr=NULL;</text:p>
      <text:p text:style-name="P2">this-&gt;capacity=0;</text:p>
      <text:p text:style-name="P2">this-&gt;totalItems=0;</text:p>
      <text:p text:style-name="P2">}</text:p>
      <text:p text:style-name="P2"><text:soft-page-break/>}</text:p>
      <text:p text:style-name="P2">~MaxHeap(){</text:p>
      <text:p text:style-name="P2">deleteAll();</text:p>
      <text:p text:style-name="P2">}</text:p>
      <text:p text:style-name="P2">};</text:p>
      <text:p text:style-name="P2">int main(){</text:p>
      <text:p text:style-name="P2">MaxHeap a;</text:p>
      <text:p text:style-name="P2">for(int i=1;i&lt;=200;i++)</text:p>
      <text:p text:style-name="P2">a.insert(i,i);</text:p>
      <text:p text:style-name="P2">a.deleteAll();</text:p>
      <text:p text:style-name="P2">for(int i=201;i&lt;=300;i++)</text:p>
      <text:p text:style-name="P2">a.insert(i,i);</text:p>
      <text:p text:style-name="P2">while(!a.isEmpty()){</text:p>
      <text:p text:style-name="P2">int s;</text:p>
      <text:p text:style-name="P2">a.getMax(s);</text:p>
      <text:p text:style-name="P2">cout&lt;&lt;s&lt;&lt;endl;</text:p>
      <text:p text:style-name="P2">a.deleteMax();</text:p>
      <text:p text:style-name="P2">}</text:p>
      <text:p text:style-name="P2">}</text:p>
      <text:p text:style-name="P3">------------------------------------------------------------------------------------------------------------------</text:p>
      <text:p text:style-name="P3">//INFIX TO POSTFIX USING STACK</text:p>
      <text:p text:style-name="P8"><text:line-break/></text:p>
      <text:p text:style-name="P2">#include&lt;iostream&gt; </text:p>
      <text:p text:style-name="P6"/>
      <text:p text:style-name="P2">#include&lt;stack&gt; </text:p>
      <text:p text:style-name="P6"/>
      <text:p text:style-name="P2">using namespace std; </text:p>
      <text:p text:style-name="P6"/>
      <text:p text:style-name="P2">bool IsOperator(char); </text:p>
      <text:p text:style-name="P6"/>
      <text:p text:style-name="P2">bool IsOperand(char); </text:p>
      <text:p text:style-name="P6"/>
      <text:p text:style-name="P2">bool eqlOrhigher(char, char); </text:p>
      <text:p text:style-name="P6"/>
      <text:p text:style-name="P2">string convert(string); </text:p>
      <text:p text:style-name="P2">int main() </text:p>
      <text:p text:style-name="P6"/>
      <text:p text:style-name="P2">{ </text:p>
      <text:p text:style-name="P6"/>
      <text:p text:style-name="P2"><text:soft-page-break/>string infix_expression, postfix_expression; </text:p>
      <text:p text:style-name="P6"/>
      <text:p text:style-name="P2">int ch; </text:p>
      <text:p text:style-name="P6"/>
      <text:p text:style-name="P2">do </text:p>
      <text:p text:style-name="P6"/>
      <text:p text:style-name="P2">{ </text:p>
      <text:p text:style-name="P6"/>
      <text:p text:style-name="P2">cout &lt;&lt; "Enter your expression "; </text:p>
      <text:p text:style-name="P6"/>
      <text:p text:style-name="P2">cin &gt;&gt; infix_expression; </text:p>
      <text:p text:style-name="P6"/>
      <text:p text:style-name="P2">postfix_expression = convert(infix_expression); </text:p>
      <text:p text:style-name="P6"/>
      <text:p text:style-name="P2">cout &lt;&lt; "The Infix expression is.... "&lt;&lt;endl &lt;&lt; infix_expression; </text:p>
      <text:p text:style-name="P6"/>
      <text:p text:style-name="P2">cout&lt;&lt;endl;</text:p>
      <text:p text:style-name="P6"/>
      <text:p text:style-name="P2">cout&lt;&lt;endl;</text:p>
      <text:p text:style-name="P6"/>
      <text:p text:style-name="P2">cout &lt;&lt; "The Postfix expression is....."&lt;&lt;endl &lt;&lt; postfix_expression; </text:p>
      <text:p text:style-name="P6"/>
      <text:p text:style-name="P2">cout&lt;&lt;endl;</text:p>
      <text:p text:style-name="P6"/>
      <text:p text:style-name="P2">cout&lt;&lt;endl;</text:p>
      <text:p text:style-name="P6"/>
      <text:p text:style-name="P2">cout &lt;&lt; "Press 1 to enter new expression and 0 to stop the working "; </text:p>
      <text:p text:style-name="P6"/>
      <text:p text:style-name="P2">cout&lt;&lt;endl;</text:p>
      <text:p text:style-name="P6"/>
      <text:p text:style-name="P2">cin &gt;&gt; ch; </text:p>
      <text:p text:style-name="P6"/>
      <text:p text:style-name="P2">} while(ch == 1); </text:p>
      <text:p text:style-name="P6"/>
      <text:p text:style-name="P2">return 0; </text:p>
      <text:p text:style-name="P6"/>
      <text:p text:style-name="P2">} </text:p>
      <text:p text:style-name="P6"/>
      <text:p text:style-name="P2">bool IsOperator(char c) </text:p>
      <text:p text:style-name="P6"/>
      <text:p text:style-name="P2">{ </text:p>
      <text:p text:style-name="P6"/>
      <text:p text:style-name="P2"><text:soft-page-break/>if(c == '+' || c == '-' || c == '*' || c == '/' || c == '^' ) </text:p>
      <text:p text:style-name="P6"/>
      <text:p text:style-name="P2">return true; </text:p>
      <text:p text:style-name="P6"/>
      <text:p text:style-name="P2">return false; </text:p>
      <text:p text:style-name="P6"/>
      <text:p text:style-name="P2">} </text:p>
      <text:p text:style-name="P2">bool IsOperand(char c) </text:p>
      <text:p text:style-name="P2">{ </text:p>
      <text:p text:style-name="P6"/>
      <text:p text:style-name="P2">if( c &gt;= 'A' &amp;&amp; c &lt;= 'Z') </text:p>
      <text:p text:style-name="P6"/>
      <text:p text:style-name="P2">return true; </text:p>
      <text:p text:style-name="P6"/>
      <text:p text:style-name="P2">if (c &gt;= 'a' &amp;&amp; c &lt;= 'z') </text:p>
      <text:p text:style-name="P6"/>
      <text:p text:style-name="P2">return true; </text:p>
      <text:p text:style-name="P6"/>
      <text:p text:style-name="P2">if(c &gt;= '0' &amp;&amp; c &lt;= '9') </text:p>
      <text:p text:style-name="P6"/>
      <text:p text:style-name="P2">return true; </text:p>
      <text:p text:style-name="P6"/>
      <text:p text:style-name="P2">return false; </text:p>
      <text:p text:style-name="P2">} </text:p>
      <text:p text:style-name="P6"/>
      <text:p text:style-name="P2">int precedence(char op) </text:p>
      <text:p text:style-name="P6"/>
      <text:p text:style-name="P2">{ </text:p>
      <text:p text:style-name="P6"/>
      <text:p text:style-name="P2">if(op == '+' || op == '-') </text:p>
      <text:p text:style-name="P6"/>
      <text:p text:style-name="P2">return 1; </text:p>
      <text:p text:style-name="P6"/>
      <text:p text:style-name="P2">if (op == '*' || op == '/') </text:p>
      <text:p text:style-name="P6"/>
      <text:p text:style-name="P2">return 2; </text:p>
      <text:p text:style-name="P6"/>
      <text:p text:style-name="P2">if(op == '^') </text:p>
      <text:p text:style-name="P6"/>
      <text:p text:style-name="P2">return 3; </text:p>
      <text:p text:style-name="P6"/>
      <text:p text:style-name="P2">return 0; </text:p>
      <text:p text:style-name="P6"><text:soft-page-break/></text:p>
      <text:p text:style-name="P2">} </text:p>
      <text:p text:style-name="P6"/>
      <text:p text:style-name="P2">bool eqlOrhigher (char op1, char op2) </text:p>
      <text:p text:style-name="P6"/>
      <text:p text:style-name="P2">{ </text:p>
      <text:p text:style-name="P6"/>
      <text:p text:style-name="P2">int p1 = precedence(op1); </text:p>
      <text:p text:style-name="P6"/>
      <text:p text:style-name="P2">int p2 = precedence(op2); </text:p>
      <text:p text:style-name="P6"/>
      <text:p text:style-name="P2">if (p1 == p2) </text:p>
      <text:p text:style-name="P6"/>
      <text:p text:style-name="P2">{ </text:p>
      <text:p text:style-name="P6"/>
      <text:p text:style-name="P2">if (op1 == '^' ) </text:p>
      <text:p text:style-name="P6"/>
      <text:p text:style-name="P2">return false; </text:p>
      <text:p text:style-name="P6"/>
      <text:p text:style-name="P2">return true; </text:p>
      <text:p text:style-name="P6"/>
      <text:p text:style-name="P2">} </text:p>
      <text:p text:style-name="P6"/>
      <text:p text:style-name="P2">return (p1&gt;p2 ? true : false); </text:p>
      <text:p text:style-name="P6"/>
      <text:p text:style-name="P2">} </text:p>
      <text:p text:style-name="P6"/>
      <text:p text:style-name="P2">string convert(string infix) </text:p>
      <text:p text:style-name="P6"/>
      <text:p text:style-name="P2">{ </text:p>
      <text:p text:style-name="P6"/>
      <text:p text:style-name="P2">stack &lt;char&gt; S; </text:p>
      <text:p text:style-name="P6"/>
      <text:p text:style-name="P2">string postfix =""; </text:p>
      <text:p text:style-name="P6"/>
      <text:p text:style-name="P2">char ch; </text:p>
      <text:p text:style-name="P2">S.push( '(' ); </text:p>
      <text:p text:style-name="P6"/>
      <text:p text:style-name="P2">infix += ')'; </text:p>
      <text:p text:style-name="P2">for(int i = 0; i&lt;infix.length(); i++) </text:p>
      <text:p text:style-name="P6"/>
      <text:p text:style-name="P2">{ </text:p>
      <text:p text:style-name="P6"><text:soft-page-break/></text:p>
      <text:p text:style-name="P2">ch = infix[i]; </text:p>
      <text:p text:style-name="P2">if(ch == ' ') </text:p>
      <text:p text:style-name="P6"/>
      <text:p text:style-name="P2">continue; </text:p>
      <text:p text:style-name="P6"/>
      <text:p text:style-name="P2">else if(ch == '(') </text:p>
      <text:p text:style-name="P6"/>
      <text:p text:style-name="P2">S.push(ch); </text:p>
      <text:p text:style-name="P6"/>
      <text:p text:style-name="P2">else if(IsOperand(ch)) </text:p>
      <text:p text:style-name="P6"/>
      <text:p text:style-name="P2">postfix += ch; </text:p>
      <text:p text:style-name="P6"/>
      <text:p text:style-name="P2">else if(IsOperator(ch)) </text:p>
      <text:p text:style-name="P6"/>
      <text:p text:style-name="P2">{ </text:p>
      <text:p text:style-name="P6"/>
      <text:p text:style-name="P2">while(!S.empty() &amp;&amp; eqlOrhigher(S.top(), ch)) </text:p>
      <text:p text:style-name="P6"/>
      <text:p text:style-name="P2">{ </text:p>
      <text:p text:style-name="P6"/>
      <text:p text:style-name="P2">postfix += S.top(); </text:p>
      <text:p text:style-name="P6"/>
      <text:p text:style-name="P2">S.pop(); </text:p>
      <text:p text:style-name="P6"/>
      <text:p text:style-name="P2">} </text:p>
      <text:p text:style-name="P6"/>
      <text:p text:style-name="P2">S.push(ch); </text:p>
      <text:p text:style-name="P6"/>
      <text:p text:style-name="P2">} </text:p>
      <text:p text:style-name="P6"/>
      <text:p text:style-name="P2">else if(ch == ')') </text:p>
      <text:p text:style-name="P6"/>
      <text:p text:style-name="P2">{ </text:p>
      <text:p text:style-name="P6"/>
      <text:p text:style-name="P2">while(!S.empty() &amp;&amp; S.top() != '(') </text:p>
      <text:p text:style-name="P6"/>
      <text:p text:style-name="P2">{ </text:p>
      <text:p text:style-name="P6"/>
      <text:p text:style-name="P2">postfix += S.top(); </text:p>
      <text:p text:style-name="P6"/>
      <text:p text:style-name="P2"><text:soft-page-break/>S.pop(); </text:p>
      <text:p text:style-name="P6"/>
      <text:p text:style-name="P2">} </text:p>
      <text:p text:style-name="P6"/>
      <text:p text:style-name="P2">S.pop(); </text:p>
      <text:p text:style-name="P6"/>
      <text:p text:style-name="P2">} </text:p>
      <text:p text:style-name="P6"/>
      <text:p text:style-name="P2">} </text:p>
      <text:p text:style-name="P6"/>
      <text:p text:style-name="P2">return postfix; </text:p>
      <text:p text:style-name="P6"/>
      <text:p text:style-name="P2">} </text:p>
      <text:p text:style-name="P3">-----------------------------------------------------------------------------------------------------------------</text:p>
      <text:p text:style-name="P3">//AVL IMPLEMENTATION</text:p>
      <text:p text:style-name="P8"><text:line-break/></text:p>
      <text:p text:style-name="P2">#include&lt;iostream&gt;</text:p>
      <text:p text:style-name="P2">using namespace std;</text:p>
      <text:p text:style-name="P2">class node{</text:p>
      <text:p text:style-name="P2">public:</text:p>
      <text:p text:style-name="P2">node *left;</text:p>
      <text:p text:style-name="P2">node*right;</text:p>
      <text:p text:style-name="P2">int data;</text:p>
      <text:p text:style-name="P2">int height;</text:p>
      <text:p text:style-name="P2">node(int data)</text:p>
      <text:p text:style-name="P2">{</text:p>
      <text:p text:style-name="P2">this-&gt;data=data;</text:p>
      <text:p text:style-name="P2">height=0;</text:p>
      <text:p text:style-name="P2">left=right=NULL;</text:p>
      <text:p text:style-name="P2">}</text:p>
      <text:p text:style-name="P2">};</text:p>
      <text:p text:style-name="P2">class AVLtree{</text:p>
      <text:p text:style-name="P2">private:</text:p>
      <text:p text:style-name="P2">node*root;</text:p>
      <text:p text:style-name="P2">void makeEmpty(node* t);</text:p>
      <text:p text:style-name="P2">node* insert(int x,node*t);</text:p>
      <text:p text:style-name="P2">node* singleleftrotate(node* &amp;C);</text:p>
      <text:p text:style-name="P2">node* singlerightrotate(node*&amp;C);</text:p>
      <text:p text:style-name="P2">node* doubleleftrightrotate(node* &amp;C);</text:p>
      <text:p text:style-name="P2"><text:soft-page-break/>node* doublerightleftrotate(node* &amp;C);</text:p>
      <text:p text:style-name="P2">node*findmin(node*t);</text:p>
      <text:p text:style-name="P2">node*findmax(node *t);</text:p>
      <text:p text:style-name="P2">node *remove(int x,node*t);</text:p>
      <text:p text:style-name="P2">int height(node*t);</text:p>
      <text:p text:style-name="P2">int getBalance(node*t);</text:p>
      <text:p text:style-name="P2">void inorder(node *t);</text:p>
      <text:p text:style-name="P2">public:</text:p>
      <text:p text:style-name="P2">AVLtree()</text:p>
      <text:p text:style-name="P2">{</text:p>
      <text:p text:style-name="P2">root=NULL;</text:p>
      <text:p text:style-name="P2">}</text:p>
      <text:p text:style-name="P2">void insert(int x){</text:p>
      <text:p text:style-name="P2">root=insert(x,root);</text:p>
      <text:p text:style-name="P2">}</text:p>
      <text:p text:style-name="P2">void remove(int x)</text:p>
      <text:p text:style-name="P2">{</text:p>
      <text:p text:style-name="P2">root=remove(x,root);</text:p>
      <text:p text:style-name="P2">}</text:p>
      <text:p text:style-name="P2">void display()</text:p>
      <text:p text:style-name="P2">{</text:p>
      <text:p text:style-name="P2">inorder(root);</text:p>
      <text:p text:style-name="P2">cout&lt;&lt;endl;</text:p>
      <text:p text:style-name="P2">}</text:p>
      <text:p text:style-name="P6"/>
      <text:p text:style-name="P2">};</text:p>
      <text:p text:style-name="P6"/>
      <text:p text:style-name="P2">int main()</text:p>
      <text:p text:style-name="P2">{</text:p>
      <text:p text:style-name="P2">AVLtree tree;</text:p>
      <text:p text:style-name="P2">tree.insert(3);</text:p>
      <text:p text:style-name="P2">tree.insert(4);</text:p>
      <text:p text:style-name="P2">tree.insert(5);</text:p>
      <text:p text:style-name="P2">tree.insert(6);</text:p>
      <text:p text:style-name="P2">tree.insert(7);</text:p>
      <text:p text:style-name="P2">tree.display();</text:p>
      <text:p text:style-name="P2">return 0;</text:p>
      <text:p text:style-name="P2">}</text:p>
      <text:p text:style-name="P6"/>
      <text:p text:style-name="P2">node* AVLtree::singleleftrotate(node* &amp;A)</text:p>
      <text:p text:style-name="P2">{</text:p>
      <text:p text:style-name="P2">node* newRoot = A-&gt;right;</text:p>
      <text:p text:style-name="P2"><text:soft-page-break/>A-&gt;right = newRoot-&gt;left;</text:p>
      <text:p text:style-name="P2">newRoot-&gt;left = A;</text:p>
      <text:p text:style-name="P2">A-&gt;height = max(height(A -&gt;left), height(A -&gt;right)) + 1;</text:p>
      <text:p text:style-name="P2">newRoot -&gt;height = max(height(newRoot-&gt;right), A-&gt;height) + 1;</text:p>
      <text:p text:style-name="P2">return newRoot;</text:p>
      <text:p text:style-name="P2">}</text:p>
      <text:p text:style-name="P6"/>
      <text:p text:style-name="P2">node* AVLtree::singlerightrotate(node* &amp;C)</text:p>
      <text:p text:style-name="P2">{</text:p>
      <text:p text:style-name="P2">node* newRoot = C-&gt;left;</text:p>
      <text:p text:style-name="P2">C-&gt;left = newRoot-&gt;right;</text:p>
      <text:p text:style-name="P2">newRoot-&gt;right = C;</text:p>
      <text:p text:style-name="P2">C-&gt;height = max(height(C -&gt;left), height(C -&gt;right)) + 1;</text:p>
      <text:p text:style-name="P2">newRoot -&gt;height = max(height(newRoot-&gt;left), C-&gt;height) + 1;</text:p>
      <text:p text:style-name="P2">return newRoot;</text:p>
      <text:p text:style-name="P2">}</text:p>
      <text:p text:style-name="P6"/>
      <text:p text:style-name="P2">node* AVLtree::doubleleftrightrotate(node*&amp; t)</text:p>
      <text:p text:style-name="P2">{</text:p>
      <text:p text:style-name="P2">t-&gt;left = singleleftrotate(t-&gt;left);</text:p>
      <text:p text:style-name="P2">return singlerightrotate(t);</text:p>
      <text:p text:style-name="P2">}</text:p>
      <text:p text:style-name="P6"/>
      <text:p text:style-name="P2">node* AVLtree::doublerightleftrotate(node*&amp; t)</text:p>
      <text:p text:style-name="P2">{</text:p>
      <text:p text:style-name="P2">t-&gt;right = singlerightrotate(t-&gt;right);</text:p>
      <text:p text:style-name="P2">return singleleftrotate(t);</text:p>
      <text:p text:style-name="P2">}</text:p>
      <text:p text:style-name="P6"/>
      <text:p text:style-name="P2">void AVLtree::inorder(node *t)</text:p>
      <text:p text:style-name="P2">{</text:p>
      <text:p text:style-name="P2">if(t==NULL)</text:p>
      <text:p text:style-name="P2">return;</text:p>
      <text:p text:style-name="P2">inorder(t-&gt;left);</text:p>
      <text:p text:style-name="P2">cout&lt;&lt;t-&gt;data&lt;&lt;" -&gt;";</text:p>
      <text:p text:style-name="P2">inorder(t-&gt;right);</text:p>
      <text:p text:style-name="P2">}</text:p>
      <text:p text:style-name="P2">int AVLtree::height(node* t)</text:p>
      <text:p text:style-name="P2">{</text:p>
      <text:p text:style-name="P2">return(t==NULL ? -1 : t-&gt;height);</text:p>
      <text:p text:style-name="P2">}</text:p>
      <text:p text:style-name="P2">int AVLtree::getBalance(node*t)</text:p>
      <text:p text:style-name="P2"><text:soft-page-break/>{</text:p>
      <text:p text:style-name="P2">if(t==NULL)</text:p>
      <text:p text:style-name="P2">return 0;</text:p>
      <text:p text:style-name="P2">else </text:p>
      <text:p text:style-name="P2">return height(t-&gt;left) - height(t-&gt;right);</text:p>
      <text:p text:style-name="P2">}</text:p>
      <text:p text:style-name="P2">node *AVLtree::findmin(node *t)</text:p>
      <text:p text:style-name="P2">{</text:p>
      <text:p text:style-name="P2">if(t==NULL)</text:p>
      <text:p text:style-name="P2">return NULL;</text:p>
      <text:p text:style-name="P2">else if(t-&gt;left==NULL)</text:p>
      <text:p text:style-name="P2">return t;</text:p>
      <text:p text:style-name="P2">else </text:p>
      <text:p text:style-name="P2">return findmin(t-&gt;left);</text:p>
      <text:p text:style-name="P2">}</text:p>
      <text:p text:style-name="P6"/>
      <text:p text:style-name="P2">node *AVLtree::findmax(node *t)</text:p>
      <text:p text:style-name="P2">{</text:p>
      <text:p text:style-name="P2">if(t==NULL)</text:p>
      <text:p text:style-name="P2">return NULL;</text:p>
      <text:p text:style-name="P2">else if(t-&gt;right==NULL)</text:p>
      <text:p text:style-name="P2">return t;</text:p>
      <text:p text:style-name="P2">else </text:p>
      <text:p text:style-name="P2">return findmax(t-&gt;right);</text:p>
      <text:p text:style-name="P2">}</text:p>
      <text:p text:style-name="P2">void AVLtree::makeEmpty(node* t) {</text:p>
      <text:p text:style-name="P2">if(t == NULL)</text:p>
      <text:p text:style-name="P2">return;</text:p>
      <text:p text:style-name="P2">makeEmpty(t-&gt;left);</text:p>
      <text:p text:style-name="P2">makeEmpty(t-&gt;right);</text:p>
      <text:p text:style-name="P2">delete t;</text:p>
      <text:p text:style-name="P2">}</text:p>
      <text:p text:style-name="P2">node* AVLtree:: insert(int x, node* t)</text:p>
      <text:p text:style-name="P2">{</text:p>
      <text:p text:style-name="P2">if(t == NULL)</text:p>
      <text:p text:style-name="P2">{</text:p>
      <text:p text:style-name="P2">t = new node (x);</text:p>
      <text:p text:style-name="P2">}</text:p>
      <text:p text:style-name="P2">else if(x &lt; t-&gt;data)</text:p>
      <text:p text:style-name="P2">{</text:p>
      <text:p text:style-name="P2">t-&gt;left = insert(x, t-&gt;left);</text:p>
      <text:p text:style-name="P2">if(height(t-&gt;left) - height(t-&gt;right) == 2)</text:p>
      <text:p text:style-name="P2"><text:soft-page-break/>{</text:p>
      <text:p text:style-name="P2">if(x &lt; t-&gt;left-&gt;data)</text:p>
      <text:p text:style-name="P2">t = singlerightrotate(t);</text:p>
      <text:p text:style-name="P2">else</text:p>
      <text:p text:style-name="P2">t = doubleleftrightrotate(t);</text:p>
      <text:p text:style-name="P2">}</text:p>
      <text:p text:style-name="P2">}</text:p>
      <text:p text:style-name="P2">else if(x &gt; t-&gt;data)</text:p>
      <text:p text:style-name="P2">{</text:p>
      <text:p text:style-name="P2">t-&gt;right = insert(x, t-&gt;right);</text:p>
      <text:p text:style-name="P2">if(height(t-&gt;right) - height(t-&gt;left) == 2)</text:p>
      <text:p text:style-name="P2">{</text:p>
      <text:p text:style-name="P2">if(x &gt; t-&gt;right-&gt;data)</text:p>
      <text:p text:style-name="P2">t = singleleftrotate(t);</text:p>
      <text:p text:style-name="P2">else</text:p>
      <text:p text:style-name="P2">t = doublerightleftrotate(t);</text:p>
      <text:p text:style-name="P2">}</text:p>
      <text:p text:style-name="P2">}</text:p>
      <text:p text:style-name="P6"/>
      <text:p text:style-name="P2">t-&gt;height = max(height(t-&gt;left), height(t-&gt;right))+1;</text:p>
      <text:p text:style-name="P2">return t;</text:p>
      <text:p text:style-name="P2">}</text:p>
      <text:p text:style-name="P2">node* AVLtree::remove(int x, node* t)</text:p>
      <text:p text:style-name="P2">{</text:p>
      <text:p text:style-name="P2">node* temp;</text:p>
      <text:p text:style-name="P6"/>
      <text:p text:style-name="P2">// Element not found</text:p>
      <text:p text:style-name="P2">if(t == NULL)</text:p>
      <text:p text:style-name="P2">return NULL;</text:p>
      <text:p text:style-name="P6"/>
      <text:p text:style-name="P2">// Searching for element</text:p>
      <text:p text:style-name="P2">else if(x &lt; t-&gt;data)</text:p>
      <text:p text:style-name="P2">t-&gt;left = remove(x, t-&gt;left);</text:p>
      <text:p text:style-name="P2">else if(x &gt; t-&gt;data)</text:p>
      <text:p text:style-name="P2">t-&gt;right = remove(x, t-&gt;right);</text:p>
      <text:p text:style-name="P6"/>
      <text:p text:style-name="P2">// Element found</text:p>
      <text:p text:style-name="P2">// With 2 children</text:p>
      <text:p text:style-name="P2">else if(t-&gt;left &amp;&amp; t-&gt;right)</text:p>
      <text:p text:style-name="P2">{</text:p>
      <text:p text:style-name="P2">temp = findmin(t-&gt;right);</text:p>
      <text:p text:style-name="P2">t-&gt;data = temp-&gt;data;</text:p>
      <text:p text:style-name="P2"><text:soft-page-break/>t-&gt;right = remove(t-&gt;data, t-&gt;right);</text:p>
      <text:p text:style-name="P2">}</text:p>
      <text:p text:style-name="P2">// With one or zero child</text:p>
      <text:p text:style-name="P2">else</text:p>
      <text:p text:style-name="P2">{</text:p>
      <text:p text:style-name="P2">temp = t;</text:p>
      <text:p text:style-name="P2">if(t-&gt;left == NULL)</text:p>
      <text:p text:style-name="P2">t = t-&gt;right;</text:p>
      <text:p text:style-name="P2">else if(t-&gt;right == NULL)</text:p>
      <text:p text:style-name="P2">t = t-&gt;left;</text:p>
      <text:p text:style-name="P2">delete temp;</text:p>
      <text:p text:style-name="P2">}</text:p>
      <text:p text:style-name="P2">if(t == NULL)</text:p>
      <text:p text:style-name="P2">return t;</text:p>
      <text:p text:style-name="P6"/>
      <text:p text:style-name="P2">t-&gt;height = max(height(t-&gt;left), height(t-&gt;right))+1;</text:p>
      <text:p text:style-name="P6"/>
      <text:p text:style-name="P2">// If node is unbalanced</text:p>
      <text:p text:style-name="P2">// If left node is deleted, right case</text:p>
      <text:p text:style-name="P2">if(height(t-&gt;left) - height(t-&gt;right) == 2)</text:p>
      <text:p text:style-name="P2">{</text:p>
      <text:p text:style-name="P2">// right right case</text:p>
      <text:p text:style-name="P2">if(height(t-&gt;left-&gt;left) - height(t-&gt;left-&gt;right) == 1)</text:p>
      <text:p text:style-name="P2">return singleleftrotate(t);</text:p>
      <text:p text:style-name="P2">// right left case</text:p>
      <text:p text:style-name="P2">else</text:p>
      <text:p text:style-name="P2">return doublerightleftrotate(t);</text:p>
      <text:p text:style-name="P2">}</text:p>
      <text:p text:style-name="P2">// If right node is deleted, left case</text:p>
      <text:p text:style-name="P2">else if(height(t-&gt;right) - height(t-&gt;left) == 2)</text:p>
      <text:p text:style-name="P2">{</text:p>
      <text:p text:style-name="P2">// left left case</text:p>
      <text:p text:style-name="P2">if(height(t-&gt;right-&gt;right) - height(t-&gt;right-&gt;left) == 1)</text:p>
      <text:p text:style-name="P2">return singlerightrotate(t);</text:p>
      <text:p text:style-name="P2">// left right case</text:p>
      <text:p text:style-name="P2">else</text:p>
      <text:p text:style-name="P2">return doubleleftrightrotate(t);</text:p>
      <text:p text:style-name="P2">}</text:p>
      <text:p text:style-name="P2">return t;</text:p>
      <text:p text:style-name="P2">}</text:p>
      <text:p text:style-name="P2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msi Pro Condbold" svg:font-family="'Amsi Pro Condbold', 'Open Sans', Helvetica, Arial, Geneva, sans-serif"/>
    <style:font-face style:name="Amsi Pro Condlight" svg:font-family="'Amsi Pro Condlight', 'Open Sans', Helvetica, Arial, Geneva, sans-serif"/>
    <style:font-face style:name="Droid Sans Mono" svg:font-family="'Droid Sans Mono', monospace, monospace"/>
    <style:font-face style:name="Georgia" svg:font-family="Georgia, 'Times New Roman', Times, serif"/>
    <style:font-face style:name="Lohit Devanagari1" svg:font-family="'Lohit Devanagari'"/>
    <style:font-face style:name="Open Sans1" svg:font-family="'Open Sans', Helvetica, Arial, Geneva, sans-serif"/>
    <style:font-face style:name="Open Sans" svg:font-family="'Open Sans', sans-serif"/>
    <style:font-face style:name="Open sans" svg:font-family="'Open sans', Helvetica, Arial, sans-serif"/>
    <style:font-face style:name="inherit" svg:font-family="inherit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6134in" fo:margin-bottom="0.8598in" fo:margin-left="0.4398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4T15:00:29.595681069</meta:creation-date>
    <meta:print-date>2022-06-14T16:56:46.349699669</meta:print-date>
    <dc:date>2022-06-14T17:05:56.218969026</dc:date>
    <meta:editing-duration>PT30M14S</meta:editing-duration>
    <meta:editing-cycles>1</meta:editing-cycles>
    <meta:document-statistic meta:table-count="0" meta:image-count="0" meta:object-count="0" meta:page-count="67" meta:paragraph-count="2514" meta:word-count="5499" meta:character-count="43794" meta:non-whitespace-character-count="40673"/>
    <meta:generator>LibreOffice/6.4.7.2$Linux_X86_64 LibreOffice_project/40$Build-2</meta:generator>
  </office:meta>
</office:document-meta>
</file>